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630000004CAA181FA20CA5C2AF.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INOT" svg:font-family="DINOT" style:font-family-generic="system"/>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pitch="variable"/>
    <style:font-face style:name="Liberation Serif1" svg:font-family="'Liberation Serif'" style:font-adornments="Regular" style:font-pitch="variable"/>
    <style:font-face style:name="Times New Roman" svg:font-family="'Times New Roman'" style:font-family-generic="roman" style:font-pitch="variable"/>
    <style:font-face style:name="Calibri" svg:font-family="Calibri" style:font-family-generic="swiss" style:font-pitch="variable"/>
    <style:font-face style:name="DIN Offc" svg:font-family="'DIN Offc'" style:font-family-generic="swiss" style:font-pitch="variable"/>
    <style:font-face style:name="DIN Offc Medium" svg:font-family="'DIN Offc Medium'" style:font-family-generic="swiss" style:font-pitch="variable"/>
    <style:font-face style:name="DINOT-Medium" svg:font-family="DINOT-Medium" style:font-family-generic="swiss" style:font-pitch="variable"/>
    <style:font-face style:name="Liberation Sans" svg:font-family="'Liberation Sans'" style:font-family-generic="swiss" style:font-pitch="variable"/>
    <style:font-face style:name="Meiryo" svg:font-family="Meiry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3007in" style:rel-width="100%" fo:margin-left="0in" table:align="left"/>
    </style:style>
    <style:style style:name="Table1.A" style:family="table-column">
      <style:table-column-properties style:column-width="1.0986in" style:rel-column-width="1580*"/>
    </style:style>
    <style:style style:name="Table1.B" style:family="table-column">
      <style:table-column-properties style:column-width="1.3611in" style:rel-column-width="1958*"/>
    </style:style>
    <style:style style:name="Table1.C" style:family="table-column">
      <style:table-column-properties style:column-width="1.9479in" style:rel-column-width="2802*"/>
    </style:style>
    <style:style style:name="Table1.D" style:family="table-column">
      <style:table-column-properties style:column-width="1.8931in" style:rel-column-width="2723*"/>
    </style:style>
    <style:style style:name="Table1.1" style:family="table-row">
      <style:table-row-properties fo:keep-together="always"/>
    </style:style>
    <style:style style:name="Table1.A1" style:family="table-cell">
      <style:table-cell-properties fo:background-color="#e20062" fo:padding-left="0.075in" fo:padding-right="0.075in" fo:padding-top="0in" fo:padding-bottom="0in" fo:border="0.5pt solid #65d6ff" style:writing-mode="lr-tb">
        <style:background-image/>
      </style:table-cell-properties>
    </style:style>
    <style:style style:name="Table1.A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B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C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D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A3" style:family="table-cell">
      <style:table-cell-properties fo:background-color="#b2eaff" fo:padding-left="0.075in" fo:padding-right="0.075in" fo:padding-top="0in" fo:padding-bottom="0in" fo:border-left="0.5pt solid #65d6ff" fo:border-right="0.5pt solid #65d6ff" fo:border-top="none" fo:border-bottom="0.5pt solid #65d6ff" style:writing-mode="lr-tb">
        <style:background-image/>
      </style:table-cell-properties>
    </style:style>
    <style:style style:name="Table1.A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B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C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D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A6"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B6"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C6"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D6"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A8"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B8"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C8"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1.D8"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2" style:family="table">
      <style:table-properties style:width="6.3007in" style:rel-width="100%" fo:margin-left="0in" table:align="left"/>
    </style:style>
    <style:style style:name="Table2.A" style:family="table-column">
      <style:table-column-properties style:column-width="2.4597in" style:rel-column-width="3538*"/>
    </style:style>
    <style:style style:name="Table2.B" style:family="table-column">
      <style:table-column-properties style:column-width="1.9722in" style:rel-column-width="2837*"/>
    </style:style>
    <style:style style:name="Table2.C" style:family="table-column">
      <style:table-column-properties style:column-width="1.8688in" style:rel-column-width="2688*"/>
    </style:style>
    <style:style style:name="Table2.1" style:family="table-row">
      <style:table-row-properties fo:keep-together="always"/>
    </style:style>
    <style:style style:name="Table2.A1" style:family="table-cell">
      <style:table-cell-properties fo:background-color="#e20062" fo:padding-left="0.075in" fo:padding-right="0.075in" fo:padding-top="0in" fo:padding-bottom="0in" fo:border="0.5pt solid #65d6ff" style:writing-mode="lr-tb">
        <style:background-image/>
      </style:table-cell-properties>
    </style:style>
    <style:style style:name="Table2.A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2.B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2.C2"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2.A3" style:family="table-cell">
      <style:table-cell-properties fo:background-color="#b2eaff" fo:padding-left="0.075in" fo:padding-right="0.075in" fo:padding-top="0in" fo:padding-bottom="0in" fo:border-left="0.5pt solid #65d6ff" fo:border-right="0.5pt solid #65d6ff" fo:border-top="none" fo:border-bottom="0.5pt solid #65d6ff" style:writing-mode="lr-tb">
        <style:background-image/>
      </style:table-cell-properties>
    </style:style>
    <style:style style:name="Table2.A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2.B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Table2.C4" style:family="table-cell">
      <style:table-cell-properties fo:padding-left="0.075in" fo:padding-right="0.075in" fo:padding-top="0in" fo:padding-bottom="0in" fo:border-left="0.5pt solid #65d6ff" fo:border-right="0.5pt solid #65d6ff" fo:border-top="none" fo:border-bottom="0.5pt solid #65d6ff" style:writing-mode="lr-tb"/>
    </style:style>
    <style:style style:name="P1" style:family="paragraph" style:parent-style-name="En-tête">
      <style:paragraph-properties fo:text-align="end" style:justify-single-word="false">
        <style:tab-stops>
          <style:tab-stop style:position="3.15in" style:type="center"/>
        </style:tab-stops>
      </style:paragraph-properties>
    </style:style>
    <style:style style:name="P2" style:family="paragraph" style:parent-style-name="En-tête">
      <style:paragraph-properties fo:text-align="end" style:justify-single-word="false">
        <style:tab-stops>
          <style:tab-stop style:position="3.15in" style:type="center"/>
        </style:tab-stops>
      </style:paragraph-properties>
      <style:text-properties officeooo:paragraph-rsid="00cb7151"/>
    </style:style>
    <style:style style:name="P3" style:family="paragraph" style:parent-style-name="En-tête">
      <style:paragraph-properties fo:text-align="end" style:justify-single-word="false">
        <style:tab-stops>
          <style:tab-stop style:position="4.8465in" style:type="center"/>
        </style:tab-stops>
      </style:paragraph-properties>
      <style:text-properties officeooo:paragraph-rsid="00127aa1"/>
    </style:style>
    <style:style style:name="P4" style:family="paragraph" style:parent-style-name="En-tête">
      <style:text-properties fo:font-size="8pt" fo:language="en" fo:country="GB" style:font-size-asian="8pt"/>
    </style:style>
    <style:style style:name="P5" style:family="paragraph" style:parent-style-name="En-tête">
      <style:text-properties fo:font-size="8pt" fo:language="en" fo:country="GB" officeooo:paragraph-rsid="00cb7151" style:font-size-asian="8pt"/>
    </style:style>
    <style:style style:name="P6" style:family="paragraph" style:parent-style-name="En-tête">
      <style:paragraph-properties fo:text-align="end" style:justify-single-word="false"/>
      <style:text-properties fo:font-size="8pt" fo:language="en" fo:country="GB" style:font-size-asian="8pt"/>
    </style:style>
    <style:style style:name="P7" style:family="paragraph" style:parent-style-name="En-tête">
      <style:paragraph-properties fo:text-align="end" style:justify-single-word="false">
        <style:tab-stops>
          <style:tab-stop style:position="3.15in" style:type="center"/>
        </style:tab-stops>
      </style:paragraph-properties>
      <style:text-properties fo:font-size="8pt" fo:language="en" fo:country="GB" officeooo:paragraph-rsid="00cb7151" style:font-size-asian="8pt"/>
    </style:style>
    <style:style style:name="P8" style:family="paragraph" style:parent-style-name="En-tête">
      <style:paragraph-properties fo:text-align="end" style:justify-single-word="false"/>
      <style:text-properties fo:font-size="8pt" officeooo:paragraph-rsid="00127aa1" style:font-size-asian="8pt"/>
    </style:style>
    <style:style style:name="P9" style:family="paragraph" style:parent-style-name="En-tête">
      <style:text-properties officeooo:paragraph-rsid="00127aa1"/>
    </style:style>
    <style:style style:name="P10" style:family="paragraph" style:parent-style-name="Titre">
      <style:paragraph-properties fo:margin-top="0in" fo:margin-bottom="0in" loext:contextual-spacing="false">
        <style:tab-stops>
          <style:tab-stop style:position="6.3008in" style:type="right"/>
        </style:tab-stops>
      </style:paragraph-properties>
      <style:text-properties officeooo:paragraph-rsid="00021655"/>
    </style:style>
    <style:style style:name="P11" style:family="paragraph" style:parent-style-name="Titre">
      <style:paragraph-properties fo:margin-top="0in" fo:margin-bottom="0in" loext:contextual-spacing="false">
        <style:tab-stops>
          <style:tab-stop style:position="6.3008in" style:type="right"/>
        </style:tab-stops>
      </style:paragraph-properties>
      <style:text-properties officeooo:paragraph-rsid="0009633a"/>
    </style:style>
    <style:style style:name="P12" style:family="paragraph" style:parent-style-name="Pied_20_de_20_page">
      <style:text-properties fo:language="en" fo:country="GB"/>
    </style:style>
    <style:style style:name="P13" style:family="paragraph" style:parent-style-name="Pied_20_de_20_page">
      <style:paragraph-properties>
        <style:tab-stops>
          <style:tab-stop style:position="9.6937in" style:type="right"/>
        </style:tab-stops>
      </style:paragraph-properties>
      <style:text-properties officeooo:paragraph-rsid="0009633a"/>
    </style:style>
    <style:style style:name="P14" style:family="paragraph" style:parent-style-name="Pied_20_de_20_page">
      <style:paragraph-properties>
        <style:tab-stops>
          <style:tab-stop style:position="6.2992in" style:type="right"/>
        </style:tab-stops>
      </style:paragraph-properties>
    </style:style>
    <style:style style:name="P15" style:family="paragraph" style:parent-style-name="Pied_20_de_20_page">
      <style:paragraph-properties>
        <style:tab-stops>
          <style:tab-stop style:position="6.2992in" style:type="right"/>
        </style:tab-stops>
      </style:paragraph-properties>
      <style:text-properties officeooo:paragraph-rsid="0009633a"/>
    </style:style>
    <style:style style:name="P16" style:family="paragraph" style:parent-style-name="Logo">
      <style:paragraph-properties>
        <style:tab-stops>
          <style:tab-stop style:position="3.9898in"/>
        </style:tab-stops>
      </style:paragraph-properties>
    </style:style>
    <style:style style:name="P17" style:family="paragraph" style:parent-style-name="Titre">
      <style:paragraph-properties fo:margin-top="0in" fo:margin-bottom="0.1665in" loext:contextual-spacing="false"/>
    </style:style>
    <style:style style:name="P18" style:family="paragraph" style:parent-style-name="Normal">
      <style:paragraph-properties fo:margin-top="0.0417in" fo:margin-bottom="0.0417in" loext:contextual-spacing="false" fo:line-height="100%"/>
    </style:style>
    <style:style style:name="P19" style:family="paragraph" style:parent-style-name="Normal">
      <style:paragraph-properties fo:margin-top="0.0417in" fo:margin-bottom="0.0417in" loext:contextual-spacing="false" fo:line-height="100%" fo:text-align="center" style:justify-single-word="false"/>
    </style:style>
    <style:style style:name="P20" style:family="paragraph" style:parent-style-name="Normal">
      <style:paragraph-properties fo:margin-top="0.0417in" fo:margin-bottom="0.0417in" loext:contextual-spacing="false" fo:line-height="100%"/>
      <style:text-properties fo:color="#4c483d" fo:language="en" fo:country="GB" style:font-name-complex="Calibri"/>
    </style:style>
    <style:style style:name="P21" style:family="paragraph" style:parent-style-name="Normal">
      <style:paragraph-properties fo:margin-top="0.0417in" fo:margin-bottom="0.0417in" loext:contextual-spacing="false" fo:line-height="100%">
        <style:tab-stops>
          <style:tab-stop style:position="0.1035in" style:type="char" style:char=","/>
        </style:tab-stops>
      </style:paragraph-properties>
      <style:text-properties fo:color="#4c483d" fo:language="en" fo:country="GB" style:font-name-complex="Calibri"/>
    </style:style>
    <style:style style:name="P22" style:family="paragraph" style:parent-style-name="Normal">
      <style:paragraph-properties fo:margin-top="0.0417in" fo:margin-bottom="0.0417in" loext:contextual-spacing="false" fo:line-height="100%">
        <style:tab-stops>
          <style:tab-stop style:position="0.128in" style:type="char" style:char=","/>
        </style:tab-stops>
      </style:paragraph-properties>
      <style:text-properties fo:color="#4c483d" fo:language="en" fo:country="GB" style:font-name-complex="Calibri"/>
    </style:style>
    <style:style style:name="P23" style:family="paragraph" style:parent-style-name="Normal">
      <style:paragraph-properties fo:margin-top="0.0417in" fo:margin-bottom="0.0417in" loext:contextual-spacing="false" fo:line-height="100%">
        <style:tab-stops>
          <style:tab-stop style:position="0.05in" style:type="char" style:char=","/>
        </style:tab-stops>
      </style:paragraph-properties>
      <style:text-properties fo:color="#4c483d" fo:language="en" fo:country="GB" style:font-name-complex="Calibri"/>
    </style:style>
    <style:style style:name="P24" style:family="paragraph" style:parent-style-name="Normal">
      <style:paragraph-properties fo:margin-top="0.0417in" fo:margin-bottom="0.0417in" loext:contextual-spacing="false" fo:line-height="100%">
        <style:tab-stops>
          <style:tab-stop style:position="0.1035in" style:type="char" style:char=","/>
        </style:tab-stops>
      </style:paragraph-properties>
      <style:text-properties fo:color="#4c483d" fo:language="en" fo:country="GB" officeooo:rsid="008783ef" officeooo:paragraph-rsid="008783ef" style:font-name-complex="Calibri"/>
    </style:style>
    <style:style style:name="P25" style:family="paragraph" style:parent-style-name="Normal">
      <style:paragraph-properties fo:margin-top="0.0417in" fo:margin-bottom="0.0417in" loext:contextual-spacing="false" fo:line-height="100%"/>
      <style:text-properties fo:text-transform="uppercase" fo:color="#4c483d" style:font-name="Calibri" fo:language="en" fo:country="GB" fo:font-weight="bold" style:font-weight-asian="bold" style:font-name-complex="Calibri"/>
    </style:style>
    <style:style style:name="P26" style:family="paragraph" style:parent-style-name="Normal">
      <style:paragraph-properties fo:margin-top="0.0417in" fo:margin-bottom="0.0417in" loext:contextual-spacing="false" fo:line-height="100%">
        <style:tab-stops>
          <style:tab-stop style:position="0.1035in" style:type="char" style:char=","/>
        </style:tab-stops>
      </style:paragraph-properties>
      <style:text-properties fo:text-transform="uppercase" fo:color="#4c483d" style:font-name="Calibri" fo:language="en" fo:country="GB" fo:font-weight="bold" style:font-weight-asian="bold" style:font-name-complex="Calibri"/>
    </style:style>
    <style:style style:name="P27" style:family="paragraph" style:parent-style-name="Normal">
      <style:paragraph-properties fo:margin-top="0.0417in" fo:margin-bottom="0.0417in" loext:contextual-spacing="false" fo:line-height="100%">
        <style:tab-stops>
          <style:tab-stop style:position="0.128in" style:type="char" style:char=","/>
        </style:tab-stops>
      </style:paragraph-properties>
      <style:text-properties fo:text-transform="uppercase" fo:color="#4c483d" style:font-name="Calibri" fo:language="en" fo:country="GB" fo:font-weight="bold" style:font-weight-asian="bold" style:font-name-complex="Calibri"/>
    </style:style>
    <style:style style:name="P28" style:family="paragraph" style:parent-style-name="Normal">
      <style:paragraph-properties fo:margin-top="0.0417in" fo:margin-bottom="0.0417in" loext:contextual-spacing="false" fo:line-height="100%">
        <style:tab-stops>
          <style:tab-stop style:position="0.05in" style:type="char" style:char=","/>
        </style:tab-stops>
      </style:paragraph-properties>
      <style:text-properties fo:text-transform="uppercase" fo:color="#4c483d" style:font-name="Calibri" fo:language="en" fo:country="GB" fo:font-weight="bold" style:font-weight-asian="bold" style:font-name-complex="Calibri"/>
    </style:style>
    <style:style style:name="P29" style:family="paragraph" style:parent-style-name="Normal">
      <style:paragraph-properties fo:margin-top="0.0417in" fo:margin-bottom="0.0417in" loext:contextual-spacing="false" fo:line-height="100%"/>
      <style:text-properties fo:text-transform="uppercase" fo:color="#4c483d" fo:language="en" fo:country="GB" fo:font-weight="bold" style:font-weight-asian="bold" style:font-name-complex="Calibri"/>
    </style:style>
    <style:style style:name="P30" style:family="paragraph" style:parent-style-name="Normal">
      <style:paragraph-properties fo:margin-top="0.0417in" fo:margin-bottom="0.0417in" loext:contextual-spacing="false" fo:line-height="100%">
        <style:tab-stops>
          <style:tab-stop style:position="0.1035in" style:type="char" style:char=","/>
        </style:tab-stops>
      </style:paragraph-properties>
      <style:text-properties fo:text-transform="uppercase" fo:color="#4c483d" fo:language="en" fo:country="GB" fo:font-weight="bold" style:font-weight-asian="bold" style:font-name-complex="Calibri"/>
    </style:style>
    <style:style style:name="P31" style:family="paragraph" style:parent-style-name="Normal">
      <style:paragraph-properties fo:margin-top="0.0417in" fo:margin-bottom="0.0417in" loext:contextual-spacing="false" fo:line-height="100%">
        <style:tab-stops>
          <style:tab-stop style:position="0.128in" style:type="char" style:char=","/>
        </style:tab-stops>
      </style:paragraph-properties>
      <style:text-properties fo:text-transform="uppercase" fo:color="#4c483d" fo:language="en" fo:country="GB" fo:font-weight="bold" style:font-weight-asian="bold" style:font-name-complex="Calibri"/>
    </style:style>
    <style:style style:name="P32" style:family="paragraph" style:parent-style-name="Normal">
      <style:paragraph-properties fo:margin-top="0.0417in" fo:margin-bottom="0.0417in" loext:contextual-spacing="false" fo:line-height="100%">
        <style:tab-stops>
          <style:tab-stop style:position="0.05in" style:type="char" style:char=","/>
        </style:tab-stops>
      </style:paragraph-properties>
      <style:text-properties fo:text-transform="uppercase" fo:color="#4c483d" fo:language="en" fo:country="GB" fo:font-weight="bold" style:font-weight-asian="bold" style:font-name-complex="Calibri"/>
    </style:style>
    <style:style style:name="P33" style:family="paragraph" style:parent-style-name="Normal">
      <style:paragraph-properties fo:margin-top="0.0417in" fo:margin-bottom="0.0417in" loext:contextual-spacing="false" fo:line-height="100%">
        <style:tab-stops>
          <style:tab-stop style:position="0.1035in" style:type="char" style:char=","/>
        </style:tab-stops>
      </style:paragraph-properties>
      <style:text-properties fo:language="en" fo:country="GB" style:font-name-complex="Calibri"/>
    </style:style>
    <style:style style:name="P34" style:family="paragraph" style:parent-style-name="Normal">
      <style:paragraph-properties fo:margin-top="0.0417in" fo:margin-bottom="0.0417in" loext:contextual-spacing="false" fo:line-height="100%">
        <style:tab-stops>
          <style:tab-stop style:position="0.128in" style:type="char" style:char=","/>
        </style:tab-stops>
      </style:paragraph-properties>
      <style:text-properties fo:language="en" fo:country="GB" style:font-name-complex="Calibri"/>
    </style:style>
    <style:style style:name="P35" style:family="paragraph" style:parent-style-name="Normal">
      <style:paragraph-properties fo:margin-top="0.0417in" fo:margin-bottom="0.0417in" loext:contextual-spacing="false" fo:line-height="100%">
        <style:tab-stops>
          <style:tab-stop style:position="0.05in" style:type="char" style:char=","/>
        </style:tab-stops>
      </style:paragraph-properties>
      <style:text-properties fo:language="en" fo:country="GB" style:font-name-complex="Calibri"/>
    </style:style>
    <style:style style:name="P36" style:family="paragraph" style:parent-style-name="Titre">
      <style:paragraph-properties fo:margin-top="0in" fo:margin-bottom="0.0598in" loext:contextual-spacing="false" fo:text-align="start" style:justify-single-word="false" style:writing-mode="lr-tb"/>
    </style:style>
    <style:style style:name="P37" style:family="paragraph" style:parent-style-name="Titre">
      <style:paragraph-properties fo:margin-top="0in" fo:margin-bottom="0.0598in" loext:contextual-spacing="false" fo:text-align="start" style:justify-single-word="false" style:writing-mode="lr-tb"/>
      <style:text-properties officeooo:paragraph-rsid="0000765a"/>
    </style:style>
    <style:style style:name="P38" style:family="paragraph" style:parent-style-name="Normal">
      <style:paragraph-properties fo:break-before="page"/>
      <style:text-properties fo:language="en" fo:country="GB"/>
    </style:style>
    <style:style style:name="P39" style:family="paragraph" style:parent-style-name="En-tête_20_de_20_table_20_des_20_matières">
      <style:paragraph-properties fo:break-before="page"/>
      <style:text-properties fo:language="en" fo:country="GB" officeooo:paragraph-rsid="00070ee4"/>
    </style:style>
    <style:style style:name="P40" style:family="paragraph" style:parent-style-name="Normal">
      <style:text-properties fo:language="en" fo:country="GB"/>
    </style:style>
    <style:style style:name="P41" style:family="paragraph" style:parent-style-name="Normal">
      <style:paragraph-properties fo:text-align="center" style:justify-single-word="false"/>
      <style:text-properties fo:language="en" fo:country="GB"/>
    </style:style>
    <style:style style:name="P42" style:family="paragraph" style:parent-style-name="Normal">
      <style:text-properties fo:language="en" fo:country="GB" style:font-name-complex="Calibri"/>
    </style:style>
    <style:style style:name="P43" style:family="paragraph" style:parent-style-name="Normal">
      <style:text-properties fo:language="en" fo:country="GB" officeooo:rsid="001ad092" officeooo:paragraph-rsid="00cb7151"/>
    </style:style>
    <style:style style:name="P44" style:family="paragraph" style:parent-style-name="Normal">
      <style:text-properties officeooo:paragraph-rsid="00891efa"/>
    </style:style>
    <style:style style:name="P45" style:family="paragraph" style:parent-style-name="Normal">
      <style:text-properties officeooo:rsid="008e9867" officeooo:paragraph-rsid="008e9867"/>
    </style:style>
    <style:style style:name="P46" style:family="paragraph" style:parent-style-name="Normal">
      <style:text-properties officeooo:rsid="008e9867" officeooo:paragraph-rsid="008f417a"/>
    </style:style>
    <style:style style:name="P47" style:family="paragraph" style:parent-style-name="Normal">
      <style:text-properties officeooo:rsid="008e9867" officeooo:paragraph-rsid="0093259b"/>
    </style:style>
    <style:style style:name="P48" style:family="paragraph" style:parent-style-name="Normal">
      <style:text-properties officeooo:rsid="008e9867" officeooo:paragraph-rsid="009d1c43"/>
    </style:style>
    <style:style style:name="P49" style:family="paragraph" style:parent-style-name="Normal">
      <style:text-properties officeooo:rsid="008e9867" officeooo:paragraph-rsid="009ecbd2"/>
    </style:style>
    <style:style style:name="P50" style:family="paragraph" style:parent-style-name="Normal">
      <style:text-properties officeooo:rsid="008e9867" officeooo:paragraph-rsid="009ff735"/>
    </style:style>
    <style:style style:name="P51" style:family="paragraph" style:parent-style-name="Normal">
      <style:text-properties officeooo:rsid="008e9867" officeooo:paragraph-rsid="00a17881"/>
    </style:style>
    <style:style style:name="P52" style:family="paragraph" style:parent-style-name="Normal">
      <style:text-properties officeooo:rsid="008e9867" officeooo:paragraph-rsid="00a49251"/>
    </style:style>
    <style:style style:name="P53" style:family="paragraph" style:parent-style-name="Normal">
      <style:text-properties officeooo:rsid="008e9867" officeooo:paragraph-rsid="00a76e4f"/>
    </style:style>
    <style:style style:name="P54" style:family="paragraph" style:parent-style-name="Normal">
      <style:text-properties officeooo:rsid="008e9867" officeooo:paragraph-rsid="00a90710"/>
    </style:style>
    <style:style style:name="P55" style:family="paragraph" style:parent-style-name="Normal">
      <style:text-properties officeooo:rsid="008e9867" officeooo:paragraph-rsid="00aadbe9"/>
    </style:style>
    <style:style style:name="P56" style:family="paragraph" style:parent-style-name="Normal">
      <style:text-properties officeooo:rsid="008e9867" officeooo:paragraph-rsid="00a21e4b"/>
    </style:style>
    <style:style style:name="P57" style:family="paragraph" style:parent-style-name="Normal">
      <style:text-properties officeooo:rsid="008e9867" officeooo:paragraph-rsid="00cbaeee"/>
    </style:style>
    <style:style style:name="P58" style:family="paragraph" style:parent-style-name="Normal">
      <style:text-properties officeooo:rsid="008e9867" officeooo:paragraph-rsid="00aa03d8"/>
    </style:style>
    <style:style style:name="P59" style:family="paragraph" style:parent-style-name="Normal">
      <style:text-properties fo:font-weight="bold" officeooo:rsid="008e9867" officeooo:paragraph-rsid="008e9867" style:font-weight-asian="bold" style:font-weight-complex="bold"/>
    </style:style>
    <style:style style:name="P60" style:family="paragraph" style:parent-style-name="Normal">
      <style:text-properties officeooo:paragraph-rsid="001ad092"/>
    </style:style>
    <style:style style:name="P61" style:family="paragraph" style:parent-style-name="Normal">
      <style:text-properties officeooo:paragraph-rsid="00cb7151"/>
    </style:style>
    <style:style style:name="P62" style:family="paragraph" style:parent-style-name="Normal">
      <style:text-properties officeooo:rsid="008783ef" officeooo:paragraph-rsid="008783ef"/>
    </style:style>
    <style:style style:name="P63" style:family="paragraph" style:parent-style-name="Normal">
      <style:text-properties officeooo:paragraph-rsid="00cb7d93"/>
    </style:style>
    <style:style style:name="P64" style:family="paragraph" style:parent-style-name="Normal">
      <style:text-properties officeooo:rsid="00cb7d93" officeooo:paragraph-rsid="00cb7d93"/>
    </style:style>
    <style:style style:name="P65" style:family="paragraph" style:parent-style-name="Normal">
      <style:text-properties officeooo:paragraph-rsid="00987414"/>
    </style:style>
    <style:style style:name="P66" style:family="paragraph" style:parent-style-name="Normal">
      <style:text-properties officeooo:paragraph-rsid="008e9867"/>
    </style:style>
    <style:style style:name="P67" style:family="paragraph" style:parent-style-name="Normal">
      <style:text-properties officeooo:paragraph-rsid="009d1c43"/>
    </style:style>
    <style:style style:name="P68" style:family="paragraph" style:parent-style-name="En-tête_20_de_20_table_20_des_20_matières">
      <style:text-properties fo:language="en" fo:country="GB"/>
    </style:style>
    <style:style style:name="P69" style:family="paragraph" style:parent-style-name="Icône">
      <style:text-properties fo:language="en" fo:country="GB"/>
    </style:style>
    <style:style style:name="P70" style:family="paragraph" style:parent-style-name="Code">
      <style:text-properties officeooo:paragraph-rsid="008acffe"/>
    </style:style>
    <style:style style:name="P71" style:family="paragraph" style:parent-style-name="Code">
      <style:text-properties fo:color="#323232" style:font-name="Liberation Serif1" fo:font-size="11pt" officeooo:rsid="00cb7d93" officeooo:paragraph-rsid="00cb7d93" style:font-size-asian="11pt"/>
    </style:style>
    <style:style style:name="P72" style:family="paragraph" style:parent-style-name="Code">
      <style:text-properties officeooo:paragraph-rsid="00cb7d93"/>
    </style:style>
    <style:style style:name="P73" style:family="paragraph" style:parent-style-name="Normal">
      <style:paragraph-properties fo:margin-left="0.5in" fo:margin-right="0in" fo:text-indent="0in" style:auto-text-indent="false"/>
      <style:text-properties officeooo:rsid="008e9867" officeooo:paragraph-rsid="008e9867"/>
    </style:style>
    <style:style style:name="P74" style:family="paragraph" style:parent-style-name="Normal">
      <style:paragraph-properties fo:margin-left="0.5in" fo:margin-right="0in" fo:text-indent="0in" style:auto-text-indent="false"/>
      <style:text-properties officeooo:rsid="008e9867" officeooo:paragraph-rsid="00a295d4"/>
    </style:style>
    <style:style style:name="P75" style:family="paragraph" style:parent-style-name="Normal">
      <style:paragraph-properties fo:margin-left="0.5in" fo:margin-right="0in" fo:text-indent="0in" style:auto-text-indent="false"/>
      <style:text-properties officeooo:rsid="008e9867" officeooo:paragraph-rsid="00a49251"/>
    </style:style>
    <style:style style:name="P76" style:family="paragraph" style:parent-style-name="Normal">
      <style:paragraph-properties fo:margin-left="0.5in" fo:margin-right="0in" fo:text-indent="0in" style:auto-text-indent="false"/>
      <style:text-properties officeooo:rsid="008e9867" officeooo:paragraph-rsid="00aadbe9"/>
    </style:style>
    <style:style style:name="P77" style:family="paragraph" style:parent-style-name="Normal">
      <style:paragraph-properties fo:margin-left="0in" fo:margin-right="0in" fo:text-indent="0in" style:auto-text-indent="false"/>
      <style:text-properties officeooo:rsid="008e9867" officeooo:paragraph-rsid="008e9867"/>
    </style:style>
    <style:style style:name="P78" style:family="paragraph" style:parent-style-name="Code">
      <loext:graphic-properties draw:fill="solid" draw:fill-color="#ccffff" draw:fill-image-width="0in" draw:fill-image-height="0in"/>
      <style:paragraph-properties fo:margin-left="0in" fo:margin-right="-0.3118in" fo:margin-top="0in" fo:margin-bottom="0in" loext:contextual-spacing="false" fo:line-height="100%" fo:text-align="start" style:justify-single-word="false" fo:hyphenation-ladder-count="no-limit" fo:text-indent="0in" style:auto-text-indent="false" fo:background-color="#ccffff" style:writing-mode="lr-tb"/>
      <style:text-properties fo:color="#323232" style:font-name="Liberation Serif" fo:font-size="11pt" fo:language="en" fo:country="GB" officeooo:rsid="002d2dbe" officeooo:paragraph-rsid="00890cb3" style:font-size-asian="11pt" fo:hyphenate="false"/>
    </style:style>
    <style:style style:name="P79" style:family="paragraph" style:parent-style-name="Code">
      <loext:graphic-properties draw:fill="solid" draw:fill-color="#ccffff" draw:fill-image-width="0in" draw:fill-image-height="0in"/>
      <style:paragraph-properties fo:margin-left="0in" fo:margin-right="-0.3118in" fo:margin-top="0in" fo:margin-bottom="0in" loext:contextual-spacing="false" fo:line-height="100%" fo:text-align="start" style:justify-single-word="false" fo:hyphenation-ladder-count="no-limit" fo:text-indent="0in" style:auto-text-indent="false" fo:background-color="#ccffff" style:writing-mode="lr-tb"/>
      <style:text-properties fo:color="#323232" style:font-name="Liberation Serif" fo:font-size="11pt" fo:language="en" fo:country="GB" officeooo:rsid="00891efa" officeooo:paragraph-rsid="00891efa" style:font-size-asian="11pt" fo:hyphenate="false"/>
    </style:style>
    <style:style style:name="P80" style:family="paragraph" style:parent-style-name="Code">
      <loext:graphic-properties draw:fill="solid" draw:fill-color="#ccffff" draw:fill-image-width="0in" draw:fill-image-height="0in"/>
      <style:paragraph-properties fo:margin-left="0in" fo:margin-right="-0.3118in" fo:margin-top="0in" fo:margin-bottom="0in" loext:contextual-spacing="false" fo:line-height="100%" fo:text-align="start" style:justify-single-word="false" fo:hyphenation-ladder-count="no-limit" fo:text-indent="0in" style:auto-text-indent="false" fo:background-color="#ccffff" style:writing-mode="lr-tb"/>
      <style:text-properties officeooo:paragraph-rsid="00cb7151" fo:hyphenate="false"/>
    </style:style>
    <style:style style:name="P81" style:family="paragraph" style:parent-style-name="Code" style:master-page-name="">
      <loext:graphic-properties draw:fill="solid" draw:fill-color="#ccffff" draw:fill-image-width="0in" draw:fill-image-height="0in"/>
      <style:paragraph-properties fo:margin-left="0in" fo:margin-right="-0.3118in" fo:margin-top="0in" fo:margin-bottom="0in" loext:contextual-spacing="false" fo:line-height="100%" fo:text-align="start" style:justify-single-word="false" fo:hyphenation-ladder-count="no-limit" fo:text-indent="0in" style:auto-text-indent="false" style:page-number="auto" fo:background-color="#ccffff" style:writing-mode="lr-tb"/>
      <style:text-properties officeooo:paragraph-rsid="00cb7151" fo:hyphenate="false"/>
    </style:style>
    <style:style style:name="P82" style:family="paragraph" style:parent-style-name="TM_20_1">
      <style:paragraph-properties>
        <style:tab-stops>
          <style:tab-stop style:position="6.3008in" style:type="right" style:leader-style="dotted" style:leader-text="."/>
        </style:tab-stops>
      </style:paragraph-properties>
    </style:style>
    <style:style style:name="P83" style:family="paragraph" style:parent-style-name="TM_20_2">
      <style:paragraph-properties>
        <style:tab-stops>
          <style:tab-stop style:position="6.3008in" style:type="right" style:leader-style="dotted" style:leader-text="."/>
        </style:tab-stops>
      </style:paragraph-properties>
    </style:style>
    <style:style style:name="P84" style:family="paragraph" style:parent-style-name="Logo" style:master-page-name="MPF0">
      <style:paragraph-properties style:page-number="auto" fo:break-before="page"/>
    </style:style>
    <style:style style:name="P85" style:family="paragraph" style:parent-style-name="Code">
      <loext:graphic-properties draw:fill="solid" draw:fill-color="#ccffff" draw:fill-image-width="0in" draw:fill-image-height="0in"/>
      <style:paragraph-properties fo:margin-left="0in" fo:margin-right="-0.3118in" fo:margin-top="0in" fo:margin-bottom="0in" loext:contextual-spacing="false" fo:line-height="100%" fo:text-align="start" style:justify-single-word="false" fo:hyphenation-ladder-count="no-limit" fo:text-indent="0in" style:auto-text-indent="false" fo:background-color="#ccffff" style:writing-mode="lr-tb"/>
      <style:text-properties fo:color="#323232" style:font-name="Liberation Serif" fo:font-size="11pt" fo:language="en" fo:country="GB" officeooo:rsid="002d2dbe" officeooo:paragraph-rsid="00cd9a92" style:font-size-asian="11pt" fo:hyphenate="false"/>
    </style:style>
    <style:style style:name="P86" style:family="paragraph" style:parent-style-name="Titre_20_1">
      <style:text-properties officeooo:rsid="008783ef" officeooo:paragraph-rsid="008783ef"/>
    </style:style>
    <style:style style:name="P87" style:family="paragraph" style:parent-style-name="Titre_20_1" style:list-style-name="">
      <style:paragraph-properties fo:text-align="justify" style:justify-single-word="false" fo:keep-together="always" fo:hyphenation-ladder-count="no-limit">
        <style:tab-stops/>
      </style:paragraph-properties>
      <style:text-properties officeooo:paragraph-rsid="008783ef" fo:hyphenate="false"/>
    </style:style>
    <style:style style:name="P88" style:family="paragraph" style:parent-style-name="Titre_20_1" style:master-page-name="MP1">
      <style:paragraph-properties style:page-number="auto" fo:break-before="page"/>
      <style:text-properties fo:language="en" fo:country="GB" officeooo:rsid="001ad092" officeooo:paragraph-rsid="001ad092"/>
    </style:style>
    <style:style style:name="P89" style:family="paragraph" style:parent-style-name="Titre_20_1">
      <style:paragraph-properties fo:break-before="page"/>
    </style:style>
    <style:style style:name="P90" style:family="paragraph" style:parent-style-name="Titre_20_1">
      <style:paragraph-properties fo:break-before="page"/>
      <style:text-properties officeooo:rsid="008e9867" officeooo:paragraph-rsid="008e9867"/>
    </style:style>
    <style:style style:name="P91" style:family="paragraph" style:parent-style-name="Titre_20_2">
      <style:text-properties officeooo:paragraph-rsid="00891efa"/>
    </style:style>
    <style:style style:name="P92" style:family="paragraph" style:parent-style-name="Titre_20_2" style:list-style-name="">
      <style:paragraph-properties fo:line-height="100%" fo:text-align="justify" style:justify-single-word="false" fo:keep-together="always" fo:hyphenation-ladder-count="no-limit"/>
      <style:text-properties officeooo:rsid="00891efa" officeooo:paragraph-rsid="00891efa" fo:hyphenate="false"/>
    </style:style>
    <style:style style:name="P93" style:family="paragraph" style:parent-style-name="Titre_20_2">
      <style:paragraph-properties fo:break-before="page"/>
      <style:text-properties officeooo:rsid="00891efa" officeooo:paragraph-rsid="00891efa"/>
    </style:style>
    <style:style style:name="P94" style:family="paragraph">
      <loext:graphic-properties draw:fill="none"/>
    </style:style>
    <style:style style:name="T1" style:family="text">
      <style:text-properties fo:font-size="8pt" fo:language="en" fo:country="GB" style:font-size-asian="8pt"/>
    </style:style>
    <style:style style:name="T2" style:family="text">
      <style:text-properties fo:font-size="8pt" fo:language="en" fo:country="GB" officeooo:rsid="00127aa1" style:font-size-asian="8pt"/>
    </style:style>
    <style:style style:name="T3" style:family="text">
      <style:text-properties fo:font-size="8pt" fo:language="en" fo:country="GB" officeooo:rsid="00cb7151" style:font-size-asian="8pt"/>
    </style:style>
    <style:style style:name="T4" style:family="text">
      <style:text-properties officeooo:rsid="00cb7151"/>
    </style:style>
    <style:style style:name="T5" style:family="text">
      <style:text-properties fo:language="en" fo:country="GB"/>
    </style:style>
    <style:style style:name="T6" style:family="text">
      <style:text-properties fo:language="en" fo:country="GB" officeooo:rsid="00127aa1"/>
    </style:style>
    <style:style style:name="T7" style:family="text">
      <style:text-properties fo:language="en" fo:country="GB" style:font-name-complex="Calibri"/>
    </style:style>
    <style:style style:name="T8" style:family="text">
      <style:text-properties fo:language="en" fo:country="GB" officeooo:rsid="001ad092"/>
    </style:style>
    <style:style style:name="T9" style:family="text">
      <style:text-properties fo:language="en" fo:country="GB" officeooo:rsid="008783ef"/>
    </style:style>
    <style:style style:name="T10" style:family="text">
      <style:text-properties fo:color="#005d7e" style:font-name="Calibri" fo:font-size="10pt" fo:language="en" fo:country="GB" style:font-size-asian="10pt" style:font-name-complex="Calibri"/>
    </style:style>
    <style:style style:name="T11" style:family="text">
      <style:text-properties officeooo:rsid="00127aa1"/>
    </style:style>
    <style:style style:name="T12" style:family="text">
      <style:text-properties fo:color="#323232" fo:font-size="12pt" fo:language="en" fo:country="GB" fo:font-weight="normal" officeooo:rsid="008783ef" style:font-size-asian="12pt" style:font-weight-asian="normal" style:font-weight-complex="normal"/>
    </style:style>
    <style:style style:name="T13" style:family="text">
      <style:text-properties fo:color="#323232" fo:font-size="12pt" fo:language="en" fo:country="GB" fo:font-weight="normal" officeooo:rsid="00cb7151" style:font-size-asian="12pt" style:font-weight-asian="normal" style:font-weight-complex="normal"/>
    </style:style>
    <style:style style:name="T14" style:family="text">
      <style:text-properties fo:color="#323232" fo:font-size="12pt" fo:language="en" fo:country="GB" fo:font-weight="normal" officeooo:rsid="00891efa" style:font-size-asian="12pt" style:font-weight-asian="normal" style:font-weight-complex="normal"/>
    </style:style>
    <style:style style:name="T15" style:family="text">
      <style:text-properties fo:color="#323232" fo:font-size="12pt" fo:language="en" fo:country="GB" fo:font-weight="normal" officeooo:rsid="00cb7d93" style:font-size-asian="12pt" style:font-weight-asian="normal" style:font-weight-complex="normal"/>
    </style:style>
    <style:style style:name="T16" style:family="text">
      <style:text-properties fo:color="#323232" fo:font-size="12pt" fo:language="en" fo:country="GB" fo:font-weight="normal" officeooo:rsid="00987414" style:font-size-asian="12pt" style:font-weight-asian="normal" style:font-weight-complex="normal"/>
    </style:style>
    <style:style style:name="T17" style:family="text">
      <style:text-properties fo:color="#323232" fo:font-size="12pt" fo:language="en" fo:country="GB" fo:font-weight="normal" officeooo:rsid="00cbaeee" style:font-size-asian="12pt" style:font-weight-asian="normal" style:font-weight-complex="normal"/>
    </style:style>
    <style:style style:name="T18" style:family="text">
      <style:text-properties fo:color="#323232" fo:font-size="12pt" fo:language="en" fo:country="GB" fo:font-weight="normal" officeooo:rsid="008e9867" style:font-size-asian="12pt" style:font-weight-asian="normal" style:font-weight-complex="normal"/>
    </style:style>
    <style:style style:name="T19" style:family="text">
      <style:text-properties fo:color="#323232" fo:font-size="12pt" fo:language="en" fo:country="GB" fo:font-weight="normal" officeooo:rsid="009d1c43" style:font-size-asian="12pt" style:font-weight-asian="normal" style:font-weight-complex="normal"/>
    </style:style>
    <style:style style:name="T20" style:family="text">
      <style:text-properties fo:color="#323232" fo:font-size="12pt" fo:font-weight="normal" officeooo:rsid="008783ef" style:font-size-asian="12pt" style:font-weight-asian="normal" style:font-weight-complex="normal"/>
    </style:style>
    <style:style style:name="T21" style:family="text">
      <style:text-properties fo:color="#323232" fo:font-size="12pt" fo:font-weight="normal" officeooo:rsid="00cb7151" style:font-size-asian="12pt" style:font-weight-asian="normal" style:font-weight-complex="normal"/>
    </style:style>
    <style:style style:name="T22" style:family="text">
      <style:text-properties fo:color="#323232" style:font-name="Liberation Serif" fo:font-size="11pt" fo:language="en" fo:country="GB" officeooo:rsid="002d2dbe" style:font-size-asian="11pt"/>
    </style:style>
    <style:style style:name="T23" style:family="text">
      <style:text-properties fo:color="#323232" style:font-name="Liberation Serif" fo:font-size="11pt" fo:language="en" fo:country="GB" fo:font-weight="normal" officeooo:rsid="002d2dbe" style:font-size-asian="11pt" style:font-weight-asian="normal" style:font-weight-complex="normal"/>
    </style:style>
    <style:style style:name="T24" style:family="text">
      <style:text-properties fo:color="#002e3f" style:font-name="Calibri" fo:font-size="16pt" fo:language="en" fo:country="GB" style:font-name-asian="Meiryo" style:font-size-asian="16pt" style:font-name-complex="Times New Roman" style:font-size-complex="10pt"/>
    </style:style>
    <style:style style:name="T25" style:family="text">
      <style:text-properties fo:font-size="10pt" fo:language="en" fo:country="GB" style:font-size-asian="10pt"/>
    </style:style>
    <style:style style:name="T26" style:family="text">
      <style:text-properties fo:color="#ffffff" fo:font-size="14pt" fo:language="en" fo:country="GB" fo:font-weight="bold" style:font-size-asian="14pt" style:font-weight-asian="bold" style:font-name-complex="Calibri"/>
    </style:style>
    <style:style style:name="T27" style:family="text">
      <style:text-properties fo:color="#4c483d" fo:language="en" fo:country="GB" style:font-name-complex="Calibri"/>
    </style:style>
    <style:style style:name="T28" style:family="text">
      <style:text-properties fo:color="#4c483d" fo:language="en" fo:country="GB" officeooo:rsid="00cb7151" style:font-name-complex="Calibri"/>
    </style:style>
    <style:style style:name="T29" style:family="text">
      <style:text-properties fo:font-weight="bold" style:font-weight-asian="bold" style:font-weight-complex="bold"/>
    </style:style>
    <style:style style:name="T30" style:family="text">
      <style:text-properties fo:font-weight="bold" officeooo:rsid="00a76e4f" style:font-weight-asian="bold" style:font-weight-complex="bold"/>
    </style:style>
    <style:style style:name="T31" style:family="text">
      <style:text-properties fo:font-weight="bold" officeooo:rsid="008e9867" style:font-weight-asian="bold" style:font-weight-complex="bold"/>
    </style:style>
    <style:style style:name="T32" style:family="text">
      <style:text-properties fo:color="#0066ff"/>
    </style:style>
    <style:style style:name="T33" style:family="text">
      <style:text-properties fo:color="#0066ff" officeooo:rsid="002d2dbe"/>
    </style:style>
    <style:style style:name="T34" style:family="text">
      <style:text-properties fo:color="#0066ff" officeooo:rsid="0087c59c"/>
    </style:style>
    <style:style style:name="T35" style:family="text">
      <style:text-properties fo:color="#0066ff" officeooo:rsid="00890cb3"/>
    </style:style>
    <style:style style:name="T36" style:family="text">
      <style:text-properties fo:color="#0066ff" officeooo:rsid="00891efa"/>
    </style:style>
    <style:style style:name="T37" style:family="text">
      <style:text-properties fo:color="#0066ff" style:font-name="Liberation Serif" fo:font-size="11pt" fo:language="en" fo:country="GB" officeooo:rsid="002d2dbe" style:font-size-asian="11pt"/>
    </style:style>
    <style:style style:name="T38" style:family="text">
      <style:text-properties fo:color="#0066ff" style:font-name="Liberation Serif" fo:font-size="11pt" fo:language="en" fo:country="GB" officeooo:rsid="00891efa" style:font-size-asian="11pt"/>
    </style:style>
    <style:style style:name="T39" style:family="text">
      <style:text-properties fo:color="#0066ff" style:font-name="Liberation Serif" fo:font-size="11pt" fo:language="en" fo:country="GB" officeooo:rsid="00890cb3" style:font-size-asian="11pt"/>
    </style:style>
    <style:style style:name="T40" style:family="text">
      <style:text-properties fo:color="#0066ff" style:font-name="Liberation Serif" fo:font-size="11pt" fo:language="en" fo:country="GB" officeooo:rsid="008acffe" style:font-size-asian="11pt"/>
    </style:style>
    <style:style style:name="T41" style:family="text">
      <style:text-properties fo:color="#0066ff" style:font-name="Liberation Serif" fo:font-size="11pt" fo:language="en" fo:country="GB" officeooo:rsid="008dccf9" style:font-size-asian="11pt"/>
    </style:style>
    <style:style style:name="T42" style:family="text">
      <style:text-properties fo:color="#0066ff" style:font-name="Liberation Serif" fo:font-size="11pt" fo:language="en" fo:country="GB" officeooo:rsid="00cb7151" style:font-size-asian="11pt"/>
    </style:style>
    <style:style style:name="T43" style:family="text">
      <style:text-properties fo:color="#0066ff" officeooo:rsid="00cb7151"/>
    </style:style>
    <style:style style:name="T44" style:family="text">
      <style:text-properties fo:color="#0066ff" officeooo:rsid="00cd9a92"/>
    </style:style>
    <style:style style:name="T45" style:family="text">
      <style:text-properties officeooo:rsid="002d2dbe"/>
    </style:style>
    <style:style style:name="T46" style:family="text">
      <style:text-properties officeooo:rsid="00327d88"/>
    </style:style>
    <style:style style:name="T47" style:family="text">
      <style:text-properties officeooo:rsid="008783ef"/>
    </style:style>
    <style:style style:name="T48" style:family="text">
      <style:text-properties officeooo:rsid="00890cb3"/>
    </style:style>
    <style:style style:name="T49" style:family="text">
      <style:text-properties officeooo:rsid="008acffe"/>
    </style:style>
    <style:style style:name="T50" style:family="text">
      <style:text-properties officeooo:rsid="008f417a"/>
    </style:style>
    <style:style style:name="T51" style:family="text">
      <style:text-properties officeooo:rsid="0090b27b"/>
    </style:style>
    <style:style style:name="T52" style:family="text">
      <style:text-properties officeooo:rsid="0093259b"/>
    </style:style>
    <style:style style:name="T53" style:family="text">
      <style:text-properties officeooo:rsid="0094f333"/>
    </style:style>
    <style:style style:name="T54" style:family="text">
      <style:text-properties officeooo:rsid="00977035"/>
    </style:style>
    <style:style style:name="T55" style:family="text">
      <style:text-properties officeooo:rsid="009d1c43"/>
    </style:style>
    <style:style style:name="T56" style:family="text">
      <style:text-properties officeooo:rsid="009ec500"/>
    </style:style>
    <style:style style:name="T57" style:family="text">
      <style:text-properties officeooo:rsid="00a17881"/>
    </style:style>
    <style:style style:name="T58" style:family="text">
      <style:text-properties officeooo:rsid="00a21e4b"/>
    </style:style>
    <style:style style:name="T59" style:family="text">
      <style:text-properties officeooo:rsid="00a295d4"/>
    </style:style>
    <style:style style:name="T60" style:family="text">
      <style:text-properties officeooo:rsid="00a49251"/>
    </style:style>
    <style:style style:name="T61" style:family="text">
      <style:text-properties officeooo:rsid="00a67b3a"/>
    </style:style>
    <style:style style:name="T62" style:family="text">
      <style:text-properties officeooo:rsid="00a76e4f"/>
    </style:style>
    <style:style style:name="T63" style:family="text">
      <style:text-properties officeooo:rsid="00a90710"/>
    </style:style>
    <style:style style:name="T64" style:family="text">
      <style:text-properties officeooo:rsid="00aa03d8"/>
    </style:style>
    <style:style style:name="T65" style:family="text">
      <style:text-properties officeooo:rsid="00af816f"/>
    </style:style>
    <style:style style:name="T66" style:family="text">
      <style:text-properties officeooo:rsid="00891efa"/>
    </style:style>
    <style:style style:name="T67" style:family="text">
      <style:text-properties officeooo:rsid="00cb7d93"/>
    </style:style>
    <style:style style:name="T68" style:family="text">
      <style:text-properties officeooo:rsid="00cbaeee"/>
    </style:style>
    <style:style style:name="T69" style:family="text">
      <style:text-properties officeooo:rsid="008e9867"/>
    </style:style>
    <style:style style:name="T70" style:family="text">
      <style:text-properties officeooo:rsid="00cd9a92"/>
    </style:style>
    <style:style style:name="fr1" style:family="graphic" style:parent-style-name="Graphics">
      <style:graphic-properties style:run-through="foreground" style:wrap="none" style:vertical-pos="from-top" style:vertical-rel="page-content" style:horizontal-pos="left"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none" style:writing-mode="lr-tb" draw:textarea-vertical-align="top"/>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071in" svg:stroke-color="#e20062" svg:stroke-opacity="100%" draw:stroke-linejoin="miter" svg:stroke-linecap="butt" draw:fill="none" fo:padding-top="0in" fo:padding-bottom="0in" fo:padding-left="0in" fo:padding-right="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71in" svg:stroke-color="#e20062" svg:stroke-opacity="100%" draw:stroke-linejoin="miter" svg:stroke-linecap="butt" draw:fill="none" fo:padding-top="0in" fo:padding-bottom="0in" fo:padding-left="0in" fo:padding-right="0in" style:run-through="background" style:wrap="none" style:vertical-pos="from-top" style:vertical-rel="page" style:horizontal-pos="from-left" style:horizontal-rel="page-content" draw:wrap-influence-on-position="once-concurrent" style:flow-with-text="false"/>
    </style:style>
    <style:style style:name="gr3" style:family="graphic">
      <style:graphic-properties draw:stroke="solid" svg:stroke-width="0.0071in" svg:stroke-color="#e20062" svg:stroke-opacity="100%" draw:stroke-linejoin="miter" svg:stroke-linecap="butt" draw:fill="none" fo:padding-top="0in" fo:padding-bottom="0in" fo:padding-left="0in" fo:padding-right="0in" style:run-through="background" style:wrap="none"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Police_20_par_20_défaut"><text:span text:style-name="T7"/></text:span></text:p>
      <text:p text:style-name="P16"><text:span text:style-name="Police_20_par_20_défaut"><text:span text:style-name="T7"><text:tab/></text:span></text:span><text:span text:style-name="T7"><text:tab/></text:span></text:p>
      <text:p text:style-name="P42"/>
      <text:p text:style-name="Normal"><draw:frame draw:style-name="fr2" draw:name="Zone de texte 2" text:anchor-type="paragraph" svg:x="0in" svg:y="4.4799in" svg:width="6.5252in" style:rel-width="scale" svg:height="2.3437in" style:rel-height="scale" draw:z-index="68"><draw:text-box><text:p text:style-name="P41"/></draw:text-box></draw:frame><draw:frame draw:style-name="fr1" draw:name="Zone de texte 21" text:anchor-type="paragraph" svg:y="4in" svg:width="6.528in" style:rel-width="scale" svg:height="2.7571in" style:rel-height="scale" draw:z-index="67"><draw:text-box><text:p text:style-name="P17"><text:span text:style-name="Titre_20_Car"><text:span text:style-name="T5"><text:title>CheetahWebserver Administration Guide</text:title></text:span></text:span><text:bookmark-start text:name="Title"/></text:p><text:p text:style-name="Icône"><text:bookmark-end text:name="Title"/><text:span text:style-name="Pied_20_de_20_page_20_Car"><text:span text:style-name="T24"/></text:span></text:p><text:p text:style-name="P69"/><text:p text:style-name="P37"><text:span text:style-name="Pied_20_de_20_page_20_Car"><text:span text:style-name="T25">Project:<text:tab/></text:span></text:span><text:span text:style-name="Pied_20_de_20_page_20_Car"><text:span text:style-name="T25"><text:subject>CheetahWebserver administration guide</text:subject></text:span></text:span></text:p><text:p text:style-name="P37"><text:span text:style-name="Pied_20_de_20_page_20_Car"><text:span text:style-name="T25">Date:<text:tab/><text:tab/></text:span></text:span><text:span text:style-name="Pied_20_de_20_page_20_Car"><text:span text:style-name="T25"><text:date style:data-style-name="N36" text:date-value="2020-04-30T15:41:43.474320843">30/04/2020</text:date></text:span></text:span></text:p><text:p text:style-name="P36"><text:span text:style-name="Pied_20_de_20_page_20_Car"><text:span text:style-name="T25">Version:<text:tab/></text:span></text:span><text:span text:style-name="Pied_20_de_20_page_20_Car"><text:span text:style-name="T25"><text:user-defined style:data-style-name="N0" text:name="Version">1.2</text:user-defined></text:span></text:span></text:p><text:p text:style-name="P40"/><text:p text:style-name="P40"/><text:p text:style-name="P40"/><text:p text:style-name="P40"/><text:p text:style-name="P40"/><text:p text:style-name="P40"/></draw:text-box><svg:desc>Zone de texte affichant le titre et le sous-titre du document</svg:desc></draw:frame><text:span text:style-name="Police_20_par_20_défaut"><text:span text:style-name="T7"/></text:span></text:p>
      <text:p text:style-name="P38"/>
      <text:p text:style-name="P42"/>
      <text:p text:style-name="P68">History of changes</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9"><text:span text:style-name="Police_20_par_20_défaut"><text:span text:style-name="T26">Version</text:span></text:span></text:p>
            </table:table-cell>
            <table:table-cell table:style-name="Table1.A1" office:value-type="string">
              <text:p text:style-name="P19"><text:span text:style-name="Police_20_par_20_défaut"><text:span text:style-name="T26">Date</text:span></text:span></text:p>
            </table:table-cell>
            <table:table-cell table:style-name="Table1.A1" office:value-type="string">
              <text:p text:style-name="P19"><text:span text:style-name="Police_20_par_20_défaut"><text:span text:style-name="T26">Author</text:span></text:span></text:p>
            </table:table-cell>
            <table:table-cell table:style-name="Table1.A1" office:value-type="string">
              <text:p text:style-name="P19"><text:span text:style-name="Police_20_par_20_défaut"><text:span text:style-name="T26">Coment / Status</text:span></text:span></text:p>
            </table:table-cell>
          </table:table-row>
        </table:table-header-rows>
        <table:table-row table:style-name="Table1.1">
          <table:table-cell table:style-name="Table1.A2" office:value-type="string">
            <text:p text:style-name="P18"><text:span text:style-name="Police_20_par_20_défaut"><text:span text:style-name="T27">1.</text:span></text:span><text:span text:style-name="Police_20_par_20_défaut"><text:span text:style-name="T28">2</text:span></text:span><text:span text:style-name="Police_20_par_20_défaut"><text:span text:style-name="T27"> <text:s text:c="2"/></text:span></text:span></text:p>
          </table:table-cell>
          <table:table-cell table:style-name="Table1.B2" office:value-type="string">
            <text:p text:style-name="P33"><text:span text:style-name="T4">30</text:span>/0<text:span text:style-name="T4">4</text:span>/20<text:span text:style-name="T4">20</text:span></text:p>
          </table:table-cell>
          <table:table-cell table:style-name="Table1.C2" office:value-type="string">
            <text:p text:style-name="P34">Philippe Schweitzer</text:p>
          </table:table-cell>
          <table:table-cell table:style-name="Table1.D2" office:value-type="string">
            <text:p text:style-name="P35">Initial version</text:p>
          </table:table-cell>
        </table:table-row>
        <table:table-row table:style-name="Table1.1">
          <table:table-cell table:style-name="Table1.A3" office:value-type="string">
            <text:p text:style-name="P20"/>
          </table:table-cell>
          <table:table-cell table:style-name="Table1.A3" office:value-type="string">
            <text:p text:style-name="P21"/>
          </table:table-cell>
          <table:table-cell table:style-name="Table1.A3" office:value-type="string">
            <text:p text:style-name="P22"/>
          </table:table-cell>
          <table:table-cell table:style-name="Table1.A3" office:value-type="string">
            <text:p text:style-name="P23"/>
          </table:table-cell>
        </table:table-row>
        <table:table-row table:style-name="Table1.1">
          <table:table-cell table:style-name="Table1.A4" office:value-type="string">
            <text:p text:style-name="P29"/>
          </table:table-cell>
          <table:table-cell table:style-name="Table1.B4" office:value-type="string">
            <text:p text:style-name="P30"/>
          </table:table-cell>
          <table:table-cell table:style-name="Table1.C4" office:value-type="string">
            <text:p text:style-name="P31"/>
          </table:table-cell>
          <table:table-cell table:style-name="Table1.D4" office:value-type="string">
            <text:p text:style-name="P32"/>
          </table:table-cell>
        </table:table-row>
        <table:table-row table:style-name="Table1.1">
          <table:table-cell table:style-name="Table1.A3" office:value-type="string">
            <text:p text:style-name="P25"/>
          </table:table-cell>
          <table:table-cell table:style-name="Table1.A3" office:value-type="string">
            <text:p text:style-name="P30"/>
          </table:table-cell>
          <table:table-cell table:style-name="Table1.A3" office:value-type="string">
            <text:p text:style-name="P31"/>
          </table:table-cell>
          <table:table-cell table:style-name="Table1.A3" office:value-type="string">
            <text:p text:style-name="P32"/>
          </table:table-cell>
        </table:table-row>
        <table:table-row table:style-name="Table1.1">
          <table:table-cell table:style-name="Table1.A6" office:value-type="string">
            <text:p text:style-name="P25"/>
          </table:table-cell>
          <table:table-cell table:style-name="Table1.B6" office:value-type="string">
            <text:p text:style-name="P30"/>
          </table:table-cell>
          <table:table-cell table:style-name="Table1.C6" office:value-type="string">
            <text:p text:style-name="P31"/>
          </table:table-cell>
          <table:table-cell table:style-name="Table1.D6" office:value-type="string">
            <text:p text:style-name="P32"/>
          </table:table-cell>
        </table:table-row>
        <table:table-row table:style-name="Table1.1">
          <table:table-cell table:style-name="Table1.A3" office:value-type="string">
            <text:p text:style-name="P25"/>
          </table:table-cell>
          <table:table-cell table:style-name="Table1.A3" office:value-type="string">
            <text:p text:style-name="P30"/>
          </table:table-cell>
          <table:table-cell table:style-name="Table1.A3" office:value-type="string">
            <text:p text:style-name="P31"/>
          </table:table-cell>
          <table:table-cell table:style-name="Table1.A3" office:value-type="string">
            <text:p text:style-name="P32"/>
          </table:table-cell>
        </table:table-row>
        <table:table-row table:style-name="Table1.1">
          <table:table-cell table:style-name="Table1.A8" office:value-type="string">
            <text:p text:style-name="P25"/>
          </table:table-cell>
          <table:table-cell table:style-name="Table1.B8" office:value-type="string">
            <text:p text:style-name="P26"/>
          </table:table-cell>
          <table:table-cell table:style-name="Table1.C8" office:value-type="string">
            <text:p text:style-name="P27"/>
          </table:table-cell>
          <table:table-cell table:style-name="Table1.D8" office:value-type="string">
            <text:p text:style-name="P28"/>
          </table:table-cell>
        </table:table-row>
      </table:table>
      <text:p text:style-name="P42"/>
      <text:p text:style-name="P68">Document validatio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9"><text:span text:style-name="Police_20_par_20_défaut"><text:span text:style-name="T26">Name</text:span></text:span></text:p>
            </table:table-cell>
            <table:table-cell table:style-name="Table2.A1" office:value-type="string">
              <text:p text:style-name="P19"><text:span text:style-name="Police_20_par_20_défaut"><text:span text:style-name="T26">Date</text:span></text:span></text:p>
            </table:table-cell>
            <table:table-cell table:style-name="Table2.A1" office:value-type="string">
              <text:p text:style-name="P19"><text:span text:style-name="Police_20_par_20_défaut"><text:span text:style-name="T26">Signature</text:span></text:span></text:p>
            </table:table-cell>
          </table:table-row>
        </table:table-header-rows>
        <table:table-row table:style-name="Table2.1">
          <table:table-cell table:style-name="Table2.A2" office:value-type="string">
            <text:p text:style-name="P18"><text:span text:style-name="Police_20_par_20_défaut"><text:span text:style-name="T27">Philippe Schweitzer <text:s text:c="2"/></text:span></text:span></text:p>
          </table:table-cell>
          <table:table-cell table:style-name="Table2.B2" office:value-type="string">
            <text:p text:style-name="P33"><text:span text:style-name="T4">30</text:span>/0<text:span text:style-name="T4">4</text:span>/20<text:span text:style-name="T4">20</text:span></text:p>
          </table:table-cell>
          <table:table-cell table:style-name="Table2.C2" office:value-type="string">
            <text:p text:style-name="P35"/>
          </table:table-cell>
        </table:table-row>
        <table:table-row table:style-name="Table2.1">
          <table:table-cell table:style-name="Table2.A3" office:value-type="string">
            <text:p text:style-name="P20"/>
          </table:table-cell>
          <table:table-cell table:style-name="Table2.A3" office:value-type="string">
            <text:p text:style-name="P24"/>
          </table:table-cell>
          <table:table-cell table:style-name="Table2.A3" office:value-type="string">
            <text:p text:style-name="P23"/>
          </table:table-cell>
        </table:table-row>
        <table:table-row table:style-name="Table2.1">
          <table:table-cell table:style-name="Table2.A4" office:value-type="string">
            <text:p text:style-name="P29"/>
          </table:table-cell>
          <table:table-cell table:style-name="Table2.B4" office:value-type="string">
            <text:p text:style-name="P26"/>
          </table:table-cell>
          <table:table-cell table:style-name="Table2.C4" office:value-type="string">
            <text:p text:style-name="P28"/>
          </table:table-cell>
        </table:table-row>
      </table:table>
      <text:p text:style-name="P39"/>
      <text:table-of-content text:style-name="Sect1" text:name="Table of Contents1">
        <text:table-of-content-source text:outline-level="3" text:use-index-marks="false">
          <text:index-title-template text:style-name="En-tête_20_de_20_table_20_des_20_matières">Table of Contents</text:index-title-template>
          <text:table-of-content-entry-template text:outline-level="1" text:style-name="TM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M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En-tête_20_de_20_table_20_des_20_matières">Table of Contents</text:p>
          </text:index-title>
          <text:p text:style-name="P82"><text:a xlink:type="simple" xlink:href="#__RefHeading___Toc14232_1897503612" text:style-name="Index_20_Link" text:visited-style-name="Index_20_Link">I. <text:s/>Purpose and intended audience<text:tab/>4</text:a></text:p>
          <text:p text:style-name="P82"><text:a xlink:type="simple" xlink:href="#__RefHeading___Toc17516_2115388991" text:style-name="Index_20_Link" text:visited-style-name="Index_20_Link">II. <text:s/>Architecture<text:tab/>4</text:a></text:p>
          <text:p text:style-name="P83"><text:a xlink:type="simple" xlink:href="#__RefHeading___Toc17518_2115388991" text:style-name="Index_20_Link" text:visited-style-name="Index_20_Link">1. Folder structure<text:tab/>4</text:a></text:p>
          <text:p text:style-name="P83"><text:a xlink:type="simple" xlink:href="#__RefHeading___Toc17520_2115388991" text:style-name="Index_20_Link" text:visited-style-name="Index_20_Link">2. Default modules<text:tab/>5</text:a></text:p>
          <text:p text:style-name="P83"><text:a xlink:type="simple" xlink:href="#__RefHeading___Toc17522_2115388991" text:style-name="Index_20_Link" text:visited-style-name="Index_20_Link">3. Execution and log files<text:tab/>5</text:a></text:p>
          <text:p text:style-name="P82"><text:a xlink:type="simple" xlink:href="#__RefHeading___Toc17524_2115388991" text:style-name="Index_20_Link" text:visited-style-name="Index_20_Link">III. <text:s/>Configuration files<text:tab/>6</text:a></text:p>
          <text:p text:style-name="P83"><text:a xlink:type="simple" xlink:href="#__RefHeading___Toc17532_2115388991" text:style-name="Index_20_Link" text:visited-style-name="Index_20_Link">1. keystore.jks<text:tab/>6</text:a></text:p>
          <text:p text:style-name="P83"><text:a xlink:type="simple" xlink:href="#__RefHeading___Toc19785_2115388991" text:style-name="Index_20_Link" text:visited-style-name="Index_20_Link">2. logback.xml<text:tab/>6</text:a></text:p>
          <text:p text:style-name="P83"><text:a xlink:type="simple" xlink:href="#__RefHeading___Toc19787_2115388991" text:style-name="Index_20_Link" text:visited-style-name="Index_20_Link">3. mime.types<text:tab/>7</text:a></text:p>
          <text:p text:style-name="P83"><text:a xlink:type="simple" xlink:href="#__RefHeading___Toc19789_2115388991" text:style-name="Index_20_Link" text:visited-style-name="Index_20_Link">4. ssl.properties<text:tab/>7</text:a></text:p>
          <text:p text:style-name="P83"><text:a xlink:type="simple" xlink:href="#__RefHeading___Toc19791_2115388991" text:style-name="Index_20_Link" text:visited-style-name="Index_20_Link">5. user.properties<text:tab/>7</text:a></text:p>
          <text:p text:style-name="P83"><text:a xlink:type="simple" xlink:href="#__RefHeading___Toc19793_2115388991" text:style-name="Index_20_Link" text:visited-style-name="Index_20_Link">6. virtualhosts.properties<text:tab/>8</text:a></text:p>
          <text:p text:style-name="P83"><text:a xlink:type="simple" xlink:href="#__RefHeading___Toc19795_2115388991" text:style-name="Index_20_Link" text:visited-style-name="Index_20_Link">7. webserver.properties<text:tab/>8</text:a></text:p>
          <text:p text:style-name="P82"><text:a xlink:type="simple" xlink:href="#__RefHeading___Toc19797_2115388991" text:style-name="Index_20_Link" text:visited-style-name="Index_20_Link">IV. <text:s/>SSL Configuration<text:tab/>15</text:a></text:p>
          <text:p text:style-name="P83"><text:a xlink:type="simple" xlink:href="#__RefHeading___Toc20171_2115388991" text:style-name="Index_20_Link" text:visited-style-name="Index_20_Link">1. Example of keystore file creation<text:tab/>15</text:a></text:p>
        </text:index-body>
      </text:table-of-content>
      <text:p text:style-name="P40"/>
      <text:h text:style-name="P88" text:outline-level="1"><text:bookmark-start text:name="__RefHeading___Toc14232_1897503612"/><text:bookmark-start text:name="_Toc508657696"/>P<text:bookmark-end text:name="_Toc508657696"/>urpose and intended audience<text:bookmark-end text:name="__RefHeading___Toc14232_1897503612"/></text:h>
      <text:p text:style-name="P60"><text:span text:style-name="T8">This document describes the </text:span><text:span text:style-name="T9">way of administrating and configuring </text:span><text:span text:style-name="T12">C</text:span><text:span text:style-name="T13">heetahWebserver</text:span><text:span text:style-name="T9"> software by the configuration files and modules</text:span><text:span text:style-name="T8">.</text:span></text:p>
      <text:p text:style-name="P43">It is <text:span text:style-name="T46">intended</text:span> to software engineers and <text:span text:style-name="T46">developers</text:span> willing to <text:span text:style-name="T47">execute and integrate </text:span><text:span text:style-name="T20">C</text:span><text:span text:style-name="T21">heetahWebserver</text:span><text:span text:style-name="T47"> software in a running environement</text:span>.</text:p>
      <text:p text:style-name="Normal">You can find more information about the web server in GitHub:</text:p>
      <text:p text:style-name="Normal"><text:a xlink:type="simple" xlink:href="https://github.com/pschweitz/CheetahWebserver" text:style-name="Internet_20_link" text:visited-style-name="Visited_20_Internet_20_Link">https://github.com/pschweitz/CheetahWebserver</text:a></text:p>
      <text:h text:style-name="P86" text:outline-level="1"><text:bookmark-start text:name="__RefHeading___Toc17516_2115388991"/>Architecture<text:bookmark-end text:name="__RefHeading___Toc17516_2115388991"/></text:h>
      <text:p text:style-name="P62"/>
      <text:h text:style-name="Titre_20_2" text:outline-level="2"><text:bookmark-start text:name="__RefHeading___Toc17518_2115388991"/>Folder structure<text:bookmark-end text:name="__RefHeading___Toc17518_2115388991"/></text:h>
      <text:p text:style-name="Normal"/>
      <text:p text:style-name="P61"><text:span text:style-name="T48">The </text:span>folder tree of the <text:span text:style-name="T12">C</text:span><text:span text:style-name="T13">heetahWebserver</text:span><text:span text:style-name="T48"> software</text:span> with some comments: </text:p>
      <text:p text:style-name="P81"><text:span text:style-name="T23">CheetahWebserver</text:span> <text:span text:style-name="T33"><text:s/>// </text:span><text:span text:style-name="T36">root folder</text:span></text:p>
      <text:p text:style-name="P85">├── etc <text:s/><text:span text:style-name="T32">// </text:span><text:span text:style-name="T34">folder contain</text:span><text:span text:style-name="T35">ing</text:span><text:span text:style-name="T34"> </text:span><text:span text:style-name="T35">the configuration files</text:span></text:p>
      <text:p text:style-name="P85">├── l<text:span text:style-name="T70">ib</text:span><text:span text:style-name="T35"> <text:s/>// </text:span><text:span text:style-name="T34">folder contain</text:span><text:span text:style-name="T35">ing</text:span><text:span text:style-name="T34"> </text:span><text:span text:style-name="T35">the </text:span><text:span text:style-name="T44">dependences</text:span></text:p>
      <text:p text:style-name="P85">├── log<text:span text:style-name="T35"> <text:s/>// </text:span><text:span text:style-name="T34">folder contain</text:span><text:span text:style-name="T35">ing</text:span><text:span text:style-name="T34"> </text:span><text:span text:style-name="T35">the log files</text:span></text:p>
      <text:p text:style-name="P78">├── plugins <text:s/><text:span text:style-name="T32">// </text:span><text:span text:style-name="T34">folder contain</text:span><text:span text:style-name="T35">ing</text:span><text:span text:style-name="T34"> </text:span><text:span text:style-name="T35">the modules</text:span></text:p>
      <text:p text:style-name="P78">└── <text:span text:style-name="T4">www</text:span> <text:s/><text:span text:style-name="T32">// </text:span><text:span text:style-name="T43">folder containing the files and folder to publish</text:span></text:p>
      <text:h text:style-name="P91" text:outline-level="2" text:is-list-header="true"/>
      <text:h text:style-name="P92" text:outline-level="2"/>
      <text:h text:style-name="P93" text:outline-level="2"><text:bookmark-start text:name="__RefHeading___Toc17520_2115388991"/>Default modules<text:bookmark-end text:name="__RefHeading___Toc17520_2115388991"/></text:h>
      <text:p text:style-name="P44"/>
      <text:p text:style-name="P61"><text:span text:style-name="T12">C</text:span><text:span text:style-name="T13">heetahWebserver </text:span><text:span text:style-name="T66">is released with </text:span><text:span text:style-name="T14">2</text:span><text:span text:style-name="T66"> resources inside the “plugin” folder. </text:span></text:p>
      <text:p text:style-name="P44"><text:span text:style-name="T66">These </text:span><text:span text:style-name="T14">2</text:span><text:span text:style-name="T66"> archives enable enhanced web interface when browsong folders. By removing those, the web interface will remain accessible anyway.</text:span></text:p>
      <text:p text:style-name="P80"><text:span text:style-name="T23">CheetahWebserver</text:span><text:span text:style-name="T22">/plugins </text:span><text:span text:style-name="T37"><text:s/>// </text:span><text:span text:style-name="T38">modules folder</text:span></text:p>
      <text:p text:style-name="P79"><text:span text:style-name="T45">├── file-icons.zip </text:span><text:span text:style-name="T35"><text:s/>// </text:span><text:span text:style-name="T32">optional icons resources for the webserver </text:span></text:p>
      <text:p text:style-name="P80"><text:span text:style-name="T22">└── jqwidgets-ver5.6.0.zip </text:span><text:span text:style-name="T39"><text:s/>// <text:s/></text:span><text:span text:style-name="T38">optional resources for the f</text:span><text:span text:style-name="T42">older browsing</text:span></text:p>
      <text:p text:style-name="Normal"/>
      <text:h text:style-name="Titre_20_2" text:outline-level="2"><text:bookmark-start text:name="__RefHeading___Toc17522_2115388991"/>Execution and log files<text:bookmark-end text:name="__RefHeading___Toc17522_2115388991"/></text:h>
      <text:p text:style-name="Normal"/>
      <text:p text:style-name="P63">In order to run the <text:span text:style-name="T12">C</text:span><text:span text:style-name="T13">heetahWebserver</text:span><text:span text:style-name="T49"> software</text:span> just execute <text:span text:style-name="T67">it </text:span><text:span text:style-name="T12">w</text:span><text:span text:style-name="T15">ith &lt;java -jar&gt; command :</text:span></text:p>
      <text:p text:style-name="Normal"/>
      <text:p text:style-name="P71">java -jar CheetahWebserver&lt;version&gt;.jar</text:p>
      <text:p text:style-name="Normal"/>
      <text:p text:style-name="P64">the sofware has been developped with Java 8.</text:p>
      <text:p text:style-name="Normal"/>
      <text:p text:style-name="Normal"><text:span text:style-name="T12">B</text:span>y default the produced traces are visible in the terminal standard output. Moreover, all these traces are also recorded inside log files placed inside the “<text:span text:style-name="T29">log</text:span>” folder:</text:p>
      <text:p text:style-name="P72"><text:span text:style-name="T23">CheetahWebserver</text:span>/log</text:p>
      <text:p text:style-name="P70">├── access.log <text:s/><text:span text:style-name="T39">// </text:span><text:span text:style-name="T40">Webserver and </text:span><text:span text:style-name="T41">W</text:span><text:span text:style-name="T40">eb</text:span><text:span text:style-name="T41">S</text:span><text:span text:style-name="T40">ervices access log file</text:span></text:p>
      <text:p text:style-name="P72">└── cheetah.log <text:s/><text:span text:style-name="T39">// </text:span><text:span text:style-name="T40">Webserver and </text:span><text:span text:style-name="T41">W</text:span><text:span text:style-name="T40">eb</text:span><text:span text:style-name="T41">S</text:span><text:span text:style-name="T40">ervices requests log file</text:span></text:p>
      <text:p text:style-name="Normal"/>
      <text:h text:style-name="P90" text:outline-level="1"><text:bookmark-start text:name="__RefHeading___Toc17524_2115388991"/>Configuration files <text:s text:c="3"/><text:bookmark-end text:name="__RefHeading___Toc17524_2115388991"/></text:h>
      <text:p text:style-name="P46">This section describes all the files found inside the “<text:span text:style-name="T29">etc</text:span>” folder<text:span text:style-name="T50">.</text:span></text:p>
      <text:h text:style-name="Titre_20_2" text:outline-level="2"><text:bookmark-start text:name="__RefHeading___Toc17532_2115388991"/>keystore.jks<text:bookmark-end text:name="__RefHeading___Toc17532_2115388991"/></text:h>
      <text:p text:style-name="P47"><text:span text:style-name="T51">This file </text:span>contain<text:span text:style-name="T52">s</text:span> the SSL certificates for the webserver. <text:span text:style-name="T52">It must be used </text:span>in case the <text:span text:style-name="T52">software</text:span> must listen in <text:span text:style-name="T68">SSL </text:span>secure mode <text:span text:style-name="T53">(Both web interface and Rest WebServices)</text:span>.</text:p>
      <text:p text:style-name="P45">The location of this <text:span text:style-name="T54">keystore</text:span> file can be changed inside the “<text:span text:style-name="T29">ssl.properties</text:span>” file.</text:p>
      <text:p text:style-name="P45">The keystore configuration is similar to the configuration for a Tomcat webserver, and all documentation found in the Internet applies for th<text:span text:style-name="T68">is software</text:span> as well.</text:p>
      <text:p text:style-name="P45">We recommend to use the “<text:span text:style-name="T29">keytool</text:span>” command line, under Java JRE “<text:span text:style-name="T29">bin</text:span>” folder for building the key<text:span text:style-name="T54">s</text:span>tores, and the “<text:span text:style-name="T29">KeyTool IUI</text:span>” <text:span text:style-name="T54">tool</text:span> to <text:span text:style-name="T54">get</text:span> a graphical view of the keystore structure:</text:p>
      <text:p text:style-name="P45"><text:a xlink:type="simple" xlink:href="https://code.google.com/archive/p/keytool-iui/downloads" text:style-name="Internet_20_link" text:visited-style-name="Visited_20_Internet_20_Link">https://code.google.com/archive/p/keytool-iui/downloads</text:a></text:p>
      <text:p text:style-name="P45"/>
      <text:p text:style-name="P45">Please refer to the SSL certificate section for more information about how to create a keystore for the webserver.</text:p>
      <text:p text:style-name="P45"/>
      <text:h text:style-name="Titre_20_2" text:outline-level="2"><text:bookmark-start text:name="__RefHeading___Toc19785_2115388991"/>logback.xml<text:bookmark-end text:name="__RefHeading___Toc19785_2115388991"/></text:h>
      <text:p text:style-name="P65"><text:span text:style-name="T51">This file serves for the log files definition. It is the “</text:span><text:span text:style-name="T31">logback</text:span><text:span text:style-name="T69">” library in use for managing </text:span><text:span text:style-name="T18">t</text:span><text:span text:style-name="T17">he</text:span><text:span text:style-name="T69"> log files. </text:span></text:p>
      <text:p text:style-name="P66"/>
      <text:p text:style-name="P66"><text:span text:style-name="T69">Along with the standard output, by default the </text:span><text:span text:style-name="T16">C</text:span><text:span text:style-name="T17">heetahWebserver</text:span><text:span text:style-name="T69"> software produces </text:span><text:span text:style-name="T18">2</text:span><text:span text:style-name="T69"> log files:</text:span></text:p>
      <text:p text:style-name="P45">- <text:span text:style-name="T29">access.log</text:span>: prints all requested (accessed) URLs with the “<text:span text:style-name="T29">GET</text:span>” parameters, timestamps and eventually the connected user name (or at least its session cookie)</text:p>
      <text:p text:style-name="P45">- <text:span text:style-name="T29">cheetah.log</text:span>: prints the traces of the webserver (request details + custom traces from plugins). The same traces are produced in the standard output</text:p>
      <text:p text:style-name="P45"/>
      <text:p text:style-name="P45">By default the logfiles are configured to print the traces with the “<text:span text:style-name="T29">debug</text:span>” log level, and with a <text:span text:style-name="T29">15 days</text:span> log rotation.</text:p>
      <text:p text:style-name="P45"><text:soft-page-break/></text:p>
      <text:p text:style-name="P45">Please refer to the logback documentation for more information:</text:p>
      <text:p text:style-name="P45"><text:a xlink:type="simple" xlink:href="https://logback.qos.ch/documentation.html" text:style-name="Internet_20_link" text:visited-style-name="Visited_20_Internet_20_Link">https://logback.qos.ch/documentation.html</text:a></text:p>
      <text:p text:style-name="P45"/>
      <text:h text:style-name="Titre_20_2" text:outline-level="2"><text:bookmark-start text:name="__RefHeading___Toc19787_2115388991"/>mime.types<text:bookmark-end text:name="__RefHeading___Toc19787_2115388991"/></text:h>
      <text:p text:style-name="P49"><text:span text:style-name="T51">This file is optional</text:span>. </text:p>
      <text:p text:style-name="P45">It serves for the webserver to have the correspondence information between mime types and file extensions, plus the fact <text:span text:style-name="T68">if </text:span>they are text-based files or binaries.</text:p>
      <text:p text:style-name="P45"/>
      <text:h text:style-name="Titre_20_2" text:outline-level="2"><text:bookmark-start text:name="__RefHeading___Toc19789_2115388991"/>ssl.properties<text:bookmark-end text:name="__RefHeading___Toc19789_2115388991"/></text:h>
      <text:p text:style-name="P50"><text:span text:style-name="T51">This file </text:span>contains the required information for telling to the webserver the place of the keystore and its password.</text:p>
      <text:p text:style-name="P45"/>
      <text:p text:style-name="P45">List of available configuration items:</text:p>
      <text:p text:style-name="P45">- <text:span text:style-name="T29">keystore</text:span>: <text:s text:c="2"/>location of the keystore</text:p>
      <text:p text:style-name="P45">- <text:span text:style-name="T29">password</text:span>: password of the keystore</text:p>
      <text:p text:style-name="P45"/>
      <text:p text:style-name="P57">A keystore normally requires 2 passwords. One for opening it, and the other for the certificate alias entry. With <text:span text:style-name="T16">C</text:span><text:span text:style-name="T17">heetahWebserver</text:span>, we assume that both passwords are actually the same.</text:p>
      <text:p text:style-name="P45"/>
      <text:p text:style-name="P45">For more security, after the webserver startup, the password entry gets encrypted automatically to hide it from malicious attempts.</text:p>
      <text:p text:style-name="P45"/>
      <text:h text:style-name="Titre_20_2" text:outline-level="2"><text:bookmark-start text:name="__RefHeading___Toc19791_2115388991"/>user.properties<text:bookmark-end text:name="__RefHeading___Toc19791_2115388991"/></text:h>
      <text:p text:style-name="P50"><text:span text:style-name="T51">This file </text:span>serves for <text:span text:style-name="T55">storing</text:span> the user credentials (username and password pairs). </text:p>
      <text:p text:style-name="P67"><text:span text:style-name="T55">The password updates </text:span><text:span text:style-name="T19">c</text:span><text:span text:style-name="T17">an</text:span><text:span text:style-name="T55"> be made manually inside this file.</text:span></text:p>
      <text:p text:style-name="P48">For more security, after the <text:span text:style-name="T56">software </text:span>startup, the password<text:span text:style-name="T55">s</text:span> get encrypted automatically to hide it from malicious attempts.</text:p>
      <text:p text:style-name="P45"/>
      <text:h text:style-name="Titre_20_2" text:outline-level="2"><text:bookmark-start text:name="__RefHeading___Toc19793_2115388991"/><text:soft-page-break/>virtualhosts.properties<text:bookmark-end text:name="__RefHeading___Toc19793_2115388991"/></text:h>
      <text:p text:style-name="P51"><text:span text:style-name="T51">This file </text:span>serves for configuring the virtual hosts, in the case the webserver’s “<text:span text:style-name="T29">FileVirtualHostsEnabled</text:span>” configuration property is setup to “<text:span text:style-name="T29">true</text:span>”. </text:p>
      <text:p text:style-name="P45"/>
      <text:h text:style-name="Titre_20_2" text:outline-level="2"><text:bookmark-start text:name="__RefHeading___Toc19795_2115388991"/>webserver.properties<text:bookmark-end text:name="__RefHeading___Toc19795_2115388991"/></text:h>
      <text:p text:style-name="P51"><text:span text:style-name="T51">This file </text:span>is the main configuration file of the webserver. Like for the “<text:span text:style-name="T29">mime.types</text:span>”, in case of absence, the webserver will run with default configurations, <text:span text:style-name="T57">o</text:span>therwise it will override them with the content <text:span text:style-name="T57">of</text:span> the <text:span text:style-name="T57">file</text:span> found in the “<text:span text:style-name="T29">etc</text:span>” folder.</text:p>
      <text:p text:style-name="P45"><text:span text:style-name="T57">T</text:span>he webserver looks for the following file by default: “<text:span text:style-name="T29">etc/webserver.properties</text:span>”.</text:p>
      <text:p text:style-name="P45"/>
      <text:p text:style-name="P53"><text:span text:style-name="T62">For enabling authentication, please consider activating the “</text:span><text:span text:style-name="T30">SessionAuthenticationEnabled</text:span><text:span text:style-name="T62">” configuration item, and the “</text:span><text:span text:style-name="T30">NetworkSecureSSL</text:span><text:span text:style-name="T62">” for secure communication.</text:span></text:p>
      <text:p text:style-name="P45"/>
      <text:p text:style-name="P45">List of available configuration items with <text:span text:style-name="T68">their </text:span>default values:</text:p>
      <text:p text:style-name="P45"/>
      <text:p text:style-name="P56">-<text:span text:style-name="T29">FileDefaultPage</text:span>=<text:span text:style-name="T58">index.html;default.html;index.htm;default.htm;index;default</text:span></text:p>
      <text:p text:style-name="P73"><text:span text:style-name="T29">Value Type</text:span>: List of filename separated by a semicolon “;”</text:p>
      <text:p text:style-name="P73">Default page to search and read when browsing a filesystem folder or a plugin package, in the order of appearance from left to right. If none of this list is found and the “<text:span text:style-name="T29">FileFolderBrowsingEnabled</text:span>” configuration item is setup to “<text:span text:style-name="T29">false</text:span>”, the webserver will then return a “<text:span text:style-name="T29">Not Found</text:span>” error code (404)</text:p>
      <text:p text:style-name="P45"/>
      <text:p text:style-name="P45">- <text:span text:style-name="T29">FileDefaultRoot</text:span>=www</text:p>
      <text:p text:style-name="P73"><text:span text:style-name="T29">Value Type</text:span>: location in the filesystem either relative or absolute</text:p>
      <text:p text:style-name="P73">Location of the filesystem root folder of the webserver. When connecting to the root URL “/”, in the case none of the pages identified by the “<text:span text:style-name="T29">FileDefaultPage</text:span>” configuration item could be found, and <text:span text:style-name="T59">if </text:span>the “<text:span text:style-name="T29">FileFolderBrowsingEnabled</text:span>” configuration item is setup to “<text:span text:style-name="T29">false</text:span>”, the webserver will then return a “<text:span text:style-name="T29">Not Found</text:span>” error code (404)</text:p>
      <text:p text:style-name="P45"><text:soft-page-break/></text:p>
      <text:p text:style-name="P45">- <text:span text:style-name="T29">FileFolderBrowsingEnabled</text:span>=false</text:p>
      <text:p text:style-name="P73"><text:span text:style-name="T29">Value Type</text:span>: boolean &lt;true|false&gt;</text:p>
      <text:p text:style-name="P73">Configuration for enabling the folder browsing capability of the webserver. In the case this configuration item is setup to “<text:span text:style-name="T29">true</text:span>”, then the webserver will display the content of the folder or package, instead of looking for a page identified by the other “<text:span text:style-name="T29">FileDefaultPage</text:span>” configuration item.</text:p>
      <text:p text:style-name="P45"/>
      <text:p text:style-name="P45">- <text:span text:style-name="T29">FileFolderBrowsingReadWrite</text:span>=false</text:p>
      <text:p text:style-name="P73"><text:span text:style-name="T29">Value Type</text:span>: boolean &lt;true|false&gt;</text:p>
      <text:p text:style-name="P74">Enables the connected users to modify the shared content, like creating folders, renaming files of deleting files. Useful when “<text:span text:style-name="T29">FileFolderBrowsingEnabled</text:span>” is set to “<text:span text:style-name="T29">true</text:span>”.</text:p>
      <text:p text:style-name="P45"/>
      <text:p text:style-name="P45">- <text:span text:style-name="T29">FileFolderFilesystemOnly</text:span>=<text:span text:style-name="T59">false</text:span></text:p>
      <text:p text:style-name="P73"><text:span text:style-name="T29">Value Type</text:span>: boolean &lt;true|false&gt;</text:p>
      <text:p text:style-name="P74">Enables to list the files also found in the packages as well, is addition to the files found in the filesystem. Useful when “<text:span text:style-name="T29">FileFolderBrowsingEnabled</text:span>” is set to “<text:span text:style-name="T29">true</text:span>”.</text:p>
      <text:p text:style-name="P45"/>
      <text:p text:style-name="P45">- <text:span text:style-name="T29">FileFollowSymLinks</text:span>=false</text:p>
      <text:p text:style-name="P73"><text:span text:style-name="T29">Value Type</text:span>: boolean &lt;true|false&gt;</text:p>
      <text:p text:style-name="P73">Tells the webserver to follow Linux symbolic links when resolving files in the filesystem</text:p>
      <text:p text:style-name="P45"/>
      <text:p text:style-name="P52">- <text:span text:style-name="T29">FileSessionAuthFolderFree</text:span>=<text:span text:style-name="T60">login;css;Favicon</text:span></text:p>
      <text:p text:style-name="P73"><text:span text:style-name="T29">Value Type</text:span>: List of relative folders to the webserver root, separated by a semicolon “;”</text:p>
      <text:p text:style-name="P73">Sets the folder/sub-folders that do not require authentication in case the “<text:span text:style-name="T29">SessionAuthenticationEnabled</text:span>” configuration item is set to “<text:span text:style-name="T29">true</text:span>”. This configuration item combines with the “<text:span text:style-name="T29">FileSessionAuthFolderMandatory</text:span>”, and both together can setup a folder tree with combination of inner free and secured sub-folders. </text:p>
      <text:p text:style-name="P45"/>
      <text:p text:style-name="P45">- <text:span text:style-name="T29">FileSessionAuthFolderMandatory</text:span>=/;admin/</text:p>
      <text:p text:style-name="P73"><text:soft-page-break/><text:span text:style-name="T29">Value Type</text:span>: List of relative folders to the webserver root, separated by a semicolon “;”</text:p>
      <text:p text:style-name="P73">Sets the folder/sub-folders that require authentication in case the “<text:span text:style-name="T29">SessionAuthenticationEnabled</text:span>” configuration item is set to “<text:span text:style-name="T29">true</text:span>”. This configuration item combines with the “<text:span text:style-name="T29">FileSessionAuthFolderFree</text:span>”, and both together can setup a folder tree with combination of inner free and secured sub-folders.</text:p>
      <text:p text:style-name="P45"/>
      <text:p text:style-name="P45">- <text:span text:style-name="T29">FileUploadAdminOnly</text:span>=false</text:p>
      <text:p text:style-name="P73"><text:span text:style-name="T29">Value Type</text:span>: boolean &lt;true|false&gt;</text:p>
      <text:p text:style-name="P73">Restricts the file upload to administrator users only, identified by the “<text:span text:style-name="T29">SessionAdminAccount</text:span>” configuration items.</text:p>
      <text:p text:style-name="P45"/>
      <text:p text:style-name="P45">- <text:span text:style-name="T29">FileUploadEnabled</text:span>=<text:span text:style-name="T60">true</text:span></text:p>
      <text:p text:style-name="P73"><text:span text:style-name="T29">Value Type</text:span>: boolean &lt;true|false&gt;</text:p>
      <text:p text:style-name="P73">Enables file upload to the webserver. </text:p>
      <text:p text:style-name="P45"/>
      <text:p text:style-name="P45">- <text:span text:style-name="T29">FileUploadLimit</text:span>=10485760</text:p>
      <text:p text:style-name="P73"><text:span text:style-name="T29">Value Type</text:span>: long</text:p>
      <text:p text:style-name="P75">Defines the limit in Bytes of the files to upload. Useful when “<text:span text:style-name="T29">FileUploadEnabled</text:span>” is set to “<text:span text:style-name="T29">true</text:span>”.</text:p>
      <text:p text:style-name="P45"/>
      <text:p text:style-name="P45"/>
      <text:p text:style-name="P45">- <text:span text:style-name="T29">FileVirtualHostsEnabled</text:span>=false</text:p>
      <text:p text:style-name="P73"><text:span text:style-name="T29">Value Type</text:span>: boolean &lt;true|false&gt;</text:p>
      <text:p text:style-name="P73">Enables virtual hosts capability. When set to “<text:span text:style-name="T29">true</text:span>” this configuration item must be used in combination with the “<text:span text:style-name="T29">virtualhosts.properties</text:span>” configuration file.</text:p>
      <text:p text:style-name="P45"/>
      <text:p text:style-name="P45">- <text:span text:style-name="T29">NetworkInterface</text:span>=localhost</text:p>
      <text:p text:style-name="P73"><text:span text:style-name="T29">Value Type</text:span>: string &lt;hostname or IP address the webserver must listen&gt;</text:p>
      <text:p text:style-name="P73">Sets the listening network address associated with the listening port configured in the “<text:span text:style-name="T29">NetworkPort</text:span>” configuration item.</text:p>
      <text:p text:style-name="P73"><text:soft-page-break/>If this configuration item is not available (or commented), the webserver will by default try to resolve the IP address of the FQDN hostname of the server, and use it as the listening address.</text:p>
      <text:p text:style-name="P45"/>
      <text:p text:style-name="P45">- <text:span text:style-name="T29">NetworkPort</text:span>=8080</text:p>
      <text:p text:style-name="P73"><text:span text:style-name="T29">Value Type</text:span>: integer, <text:span text:style-name="T61">must not exceed 65535, and we do not recommand below 1024</text:span></text:p>
      <text:p text:style-name="P73">Sets the listening port associated with the listening address configured in the “<text:span text:style-name="T29">NetworkInterface</text:span>” configuration item.</text:p>
      <text:p text:style-name="P45"/>
      <text:p text:style-name="P45">- <text:span text:style-name="T29">NetworkSecureSSL</text:span>=false</text:p>
      <text:p text:style-name="P73"><text:span text:style-name="T29">Value Type</text:span>: boolean &lt;true|false&gt;</text:p>
      <text:p text:style-name="P73">Activates the SSL networking communication protocol for data stream securization</text:p>
      <text:p text:style-name="P73">When set to “<text:span text:style-name="T29">true</text:span>” this configuration item must be used in combination with the “<text:span text:style-name="T29">ssl.properties</text:span>” configuration file.</text:p>
      <text:p text:style-name="P45"/>
      <text:p text:style-name="P45">- <text:span text:style-name="T29">NetworkSecureSSLEnforceValidation</text:span>=false</text:p>
      <text:p text:style-name="P73"><text:span text:style-name="T29">Value Type</text:span>: boolean &lt;true|false&gt;</text:p>
      <text:p text:style-name="P73">This configuration has nothing to do with previous “<text:span text:style-name="T29">NetworkSecureSSL</text:span>” item. It serves when a plugin uses webserver’s embedded HTTP or WebSocket clients to either accept (or not) opening communication channels with servers having invalid certificates. When set to “<text:span text:style-name="T29">true</text:span>” this configuration item only accepts opening communication channels with servers having a valid certificate.</text:p>
      <text:p text:style-name="P45"/>
      <text:p text:style-name="P45">- <text:span text:style-name="T29">SessionAdminAccount</text:span>=admin</text:p>
      <text:p text:style-name="P73"><text:span text:style-name="T29">Value Type</text:span>: List of user names separated by a semicolon “;”</text:p>
      <text:p text:style-name="P73">This configuration item defines the list of users that will be considered as webserver’s administrators. This is useful in combination with the “<text:span text:style-name="T29">FileUploadAdminOnly</text:span>” configuration item, but independent of the mechanism defined in the “<text:span text:style-name="T29">SessionAuthenticationMechanism</text:span>” configuration item. Indeed, the users are first authenticated thanks to the defined mechanism, then the matching is performed with the user name to identify a potential administrator.</text:p>
      <text:p text:style-name="P45"><text:soft-page-break/></text:p>
      <text:p text:style-name="P45">- <text:span text:style-name="T29">SessionAuthenticationEnabled</text:span>=true</text:p>
      <text:p text:style-name="P73"><text:span text:style-name="T29">Value Type</text:span>: boolean &lt;true|false&gt;</text:p>
      <text:p text:style-name="P73">Enables authentication. This configuration item is used in combination with: “<text:span text:style-name="T29">SessionAuthenticationMechanism</text:span>”, “<text:span text:style-name="T29">SessionTimeout</text:span>” , “<text:span text:style-name="T29">SessionAuthenticationScheme</text:span>”, “<text:span text:style-name="T29">SessionEnableBruteForceProtection</text:span>” and “<text:span text:style-name="T29">SessionUseLoginPage</text:span>” items.</text:p>
      <text:p text:style-name="P45"/>
      <text:p text:style-name="P54">- <text:span text:style-name="T29">SessionAuthenticationMechanism</text:span>=<text:span text:style-name="T63">FILE</text:span></text:p>
      <text:p text:style-name="P77"><text:tab/><text:span text:style-name="T29">Value Type</text:span>: string &lt;Java Class implementing the authentication&gt;</text:p>
      <text:p text:style-name="P73">This configuration item must provide a Class name located under the package “<text:span text:style-name="T29">org.cheetah.webserver.authentication</text:span>” extending the “<text:span text:style-name="T29">AbstractAuthenticator</text:span>” Class.</text:p>
      <text:p text:style-name="P73">This configuration is used in combination with “<text:span text:style-name="T29">SessionAuthenticationEnabled</text:span>” item.</text:p>
      <text:p text:style-name="P45"/>
      <text:p text:style-name="P45">- <text:span text:style-name="T29">SessionAuthenticationScheme</text:span>=Basic</text:p>
      <text:p text:style-name="P45"><text:tab/>Value Type: string &lt;Basic|Bearer&gt;</text:p>
      <text:p text:style-name="P73">This configuration item sets the authentication scheme put inside the “<text:span text:style-name="T29">Authorization</text:span>” HTTP response header, in order to inform the client of the type of authentication the webserver is waiting for. “<text:span text:style-name="T29">Basic</text:span>” for common authentication “<text:span text:style-name="T29">Bearer</text:span>” for JWT.</text:p>
      <text:p text:style-name="P73">This configuration is used in combination with “<text:span text:style-name="T29">SessionAuthenticationEnabled</text:span>” item.</text:p>
      <text:p text:style-name="P45"/>
      <text:p text:style-name="P45">- <text:span text:style-name="T29">SessionEnableBruteForceProtection</text:span>=true</text:p>
      <text:p text:style-name="P73"><text:span text:style-name="T29">Value Type</text:span>: boolean &lt;true|false&gt;</text:p>
      <text:p text:style-name="P73">This configuration item implements a protection mechanism against brute force attacks. Indeed after some attempts failed, the user is invited to wait for a longer and longer time before being eligible again for authentication. </text:p>
      <text:p text:style-name="P73">Beware that even if the good password is provided during the time the user is not allowed to authenticate, then the webserver will refuse the authentication again anyway. The time of ineligibility goes increasing as long as the provided password is not correct.</text:p>
      <text:p text:style-name="P73"><text:soft-page-break/>There is always a possibility to reset this by restarting the <text:span text:style-name="T64">software</text:span> at any time.</text:p>
      <text:p text:style-name="P73">This configuration is used in combination with “<text:span text:style-name="T29">SessionAuthenticationEnabled</text:span>” item.</text:p>
      <text:p text:style-name="P45"><text:s/></text:p>
      <text:p text:style-name="P45">- <text:span text:style-name="T29">SessionTimeout</text:span>=30</text:p>
      <text:p text:style-name="P73"><text:span text:style-name="T29">Value Type</text:span>: integer</text:p>
      <text:p text:style-name="P73">Sets the time in minute after witch the unused sessions are closed (session cookies).</text:p>
      <text:p text:style-name="P73">This configuration is used in combination with “<text:span text:style-name="T29">SessionAuthenticationEnabled</text:span>” item.</text:p>
      <text:p text:style-name="P45"/>
      <text:p text:style-name="P45">- <text:span text:style-name="T29">SessionUseLoginPage</text:span>=true</text:p>
      <text:p text:style-name="P73"><text:span text:style-name="T29">Value Type</text:span>: boolean &lt;true|false&gt;</text:p>
      <text:p text:style-name="P73">Enables usage of a login page when authentication is required. If access to a resource requires an authentication and this item is set to “<text:span text:style-name="T29">false</text:span>”, then it will be the browser that will ask for the username and the password.</text:p>
      <text:p text:style-name="P45"/>
      <text:p text:style-name="P45">- <text:span text:style-name="T29">ThreadWorkerHTTP</text:span>=<text:span text:style-name="T63">10</text:span></text:p>
      <text:p text:style-name="P73"><text:span text:style-name="T29">Value Type</text:span>: integer</text:p>
      <text:p text:style-name="P73">Sets the number of working threads to handle HTTP requests.</text:p>
      <text:p text:style-name="P45"/>
      <text:p text:style-name="P45">- <text:span text:style-name="T29">ThreadWorkerWebsocket</text:span>=3</text:p>
      <text:p text:style-name="P73"><text:span text:style-name="T29">Value Type</text:span>: integer</text:p>
      <text:p text:style-name="P73">Sets the number of working threads to handle WebSockets requests.</text:p>
      <text:p text:style-name="P73">This configuration is used in combination with “<text:span text:style-name="T29">WebsocketEnabled</text:span>” item.</text:p>
      <text:p text:style-name="P45"/>
      <text:p text:style-name="P45">- <text:span text:style-name="T29">WebserverMode</text:span>=Production</text:p>
      <text:p text:style-name="P45"><text:tab/><text:span text:style-name="T29">Value Type</text:span>: string &lt;Production|Development&gt;</text:p>
      <text:p text:style-name="P73">Sets the internal functioning of the webserver. Setting “<text:span text:style-name="T29">Production</text:span>” will speedup internal functioning of the webserver, while ”<text:span text:style-name="T29">Development</text:span>”, slower, is useful when developing new <text:span text:style-name="T64">modules</text:span> <text:soft-page-break/>without being enforced to restart the server for seeing changes of the pages in development.</text:p>
      <text:p text:style-name="P73">Be aware that this mechanism for “<text:span text:style-name="T29">Development</text:span>” overrides natural Java Class loading, and can work for a majority of cases, but functioning is not <text:span text:style-name="T64">guaranteed</text:span> for everything.</text:p>
      <text:p text:style-name="P45"/>
      <text:p text:style-name="P58">- <text:span text:style-name="T29">WebserverName</text:span>=Cheetah</text:p>
      <text:p text:style-name="P45"><text:tab/><text:span text:style-name="T29">Value Type</text:span>: string</text:p>
      <text:p text:style-name="P73">Sets the name of the webserver inside the “<text:span text:style-name="T29">HTTP</text:span>” headers. This has no impact for the webserver operations.</text:p>
      <text:p text:style-name="P45"><text:s/></text:p>
      <text:p text:style-name="P45">- <text:span text:style-name="T29">WebserverOutputCharset</text:span>=utf-8</text:p>
      <text:p text:style-name="P73"><text:span text:style-name="T29">Value Type</text:span>: string</text:p>
      <text:p text:style-name="P73">Sets the output character set of the webserver. </text:p>
      <text:p text:style-name="P73">If this configuration item is not available (or commented), or the character set name provided is not available for Java, then the webserver will use the “<text:span text:style-name="T29">utf-8</text:span>” by default, and <text:span text:style-name="T64">will </text:span>never use the default character set of the operating system.</text:p>
      <text:p text:style-name="P45"/>
      <text:p text:style-name="P55">- <text:span text:style-name="T29">WebsocketEnabled</text:span>=<text:span text:style-name="T64">true</text:span></text:p>
      <text:p text:style-name="P76"><text:span text:style-name="T29">Value Type</text:span>: boolean &lt;true|false&gt;</text:p>
      <text:p text:style-name="P73">Enables the WebSocket capability of the webserver. This configuration is used in combination with “<text:span text:style-name="T29">ThreadWorkerWebsocket</text:span>” item.</text:p>
      <text:p text:style-name="P45"/>
      <text:p text:style-name="P45"/>
      <text:h text:style-name="P87" text:outline-level="1"/>
      <text:h text:style-name="P89" text:outline-level="1"><text:bookmark-start text:name="__RefHeading___Toc19797_2115388991"/>SSL Configuration<text:bookmark-end text:name="__RefHeading___Toc19797_2115388991"/></text:h>
      <text:p text:style-name="P45"/>
      <text:p text:style-name="P45">SSL keystore configuration file is always located inside <text:span text:style-name="T65">the</text:span> “<text:span text:style-name="T29">etc</text:span>” folder and named “<text:span text:style-name="T29">ssl.properties</text:span>”. This file contains the required information for webserver instance to initiate an SSL socket communication.</text:p>
      <text:p text:style-name="P45">Just setup file content like following:</text:p>
      <text:p text:style-name="Code">#####</text:p>
      <text:p text:style-name="Code">keystore=etc/keystore.jks</text:p>
      <text:p text:style-name="Code">password=password</text:p>
      <text:p text:style-name="P45"/>
      <text:p text:style-name="P45">- <text:span text:style-name="T29">keystore</text:span> parameter must provide an absolute or relative path to a keystore file</text:p>
      <text:p text:style-name="P45">- <text:span text:style-name="T29">password</text:span> parameter is for both keystore and alias passwords</text:p>
      <text:p text:style-name="P45"/>
      <text:p text:style-name="P45">The password must be the same for the keystore and inner certificate alias.</text:p>
      <text:p text:style-name="P45">It is recommended to have only one alias for server’s certificate inside the keystore.</text:p>
      <text:p text:style-name="P45"/>
      <text:p text:style-name="P45">Note, the server’s certificate must cover all reachable URLs (hostnames) for the corresponding application. Refer to “<text:span text:style-name="T29">Subject Alternative Name</text:span>” attribute documentation of X.509 certificates for more information.</text:p>
      <text:p text:style-name="P45">A change on the SSL keystore configuration requires a <text:span text:style-name="T65">software</text:span> restart to take effect.</text:p>
      <text:p text:style-name="P45"/>
      <text:h text:style-name="Titre_20_2" text:outline-level="2"><text:bookmark-start text:name="__RefHeading___Toc20171_2115388991"/>Example of keystore file creation<text:bookmark-end text:name="__RefHeading___Toc20171_2115388991"/></text:h>
      <text:p text:style-name="P45">In this section, we will cover all steps to enable SSL encryption for a particular webserver.</text:p>
      <text:p text:style-name="P45"/>
      <text:p text:style-name="P45">In the case the organization into which the certificate has to be deployed has its own PKI, usage of OpenSSL is not necessary. In this case Java “<text:span text:style-name="T29">keytool</text:span>” usage will be enough.</text:p>
      <text:p text:style-name="P45">In the case you have to sign by yourself, server certificate with the Root CA key, and/or create your own Root certificate, then usage of OpenSSL is mandatory.</text:p>
      <text:p text:style-name="P45"><text:soft-page-break/></text:p>
      <text:p text:style-name="P45">In real case, most of the times, servers have to be reachable from at least 2 DNS names. For instance, its short host name, and its FQND. The developed scenario will cover this situation as well.</text:p>
      <text:p text:style-name="P45"/>
      <text:p text:style-name="P45">Refer to “<text:span text:style-name="T29">Subject Alternative Name</text:span>” attribute documentation of X.509 certificates for more information.</text:p>
      <text:p text:style-name="P45">It is recommended to use “<text:span text:style-name="T29">keytool</text:span>” application binary of the Java Runtime Environment used for the application execution. It is located under the Java bin folder.</text:p>
      <text:p text:style-name="P45"/>
      <text:p text:style-name="P45">Consider “<text:span text:style-name="T29">hostname</text:span>” and “<text:span text:style-name="T29">hostname.fqdn.com</text:span>” as DNS aliases of the server.</text:p>
      <text:p text:style-name="P45">Consider changing passwords and values of “CN”, “OU”, “O”, “L”, “S”, and “C” certificate attributes for both CA and server certificates.</text:p>
      <text:p text:style-name="P45">Refer to “<text:span text:style-name="T29">keytool</text:span>” documentation for more information <text:span text:style-name="T65">as well</text:span>.</text:p>
      <text:p text:style-name="P45"/>
      <text:p text:style-name="P45">1 - Create keystore and certificate</text:p>
      <text:p text:style-name="Code">keytool -genkeypair -keystore keystore.jks -dname "CN=hostname.fqdn.com, OU=IT, O=Company, L=City, S=Country, C=CountryAcronym" -keypass ***** -storepass ***** -keyalg RSA -alias server -validity 731 -ext SAN=dns:hostname,dns:hostname.fqdn.com <text:s/>-ext KU=digitalSignature,keyEncipherment -ext EKU=serverAuth </text:p>
      <text:p text:style-name="P45"/>
      <text:p text:style-name="P45">2 - Create a certificate request for signature to the certification authority</text:p>
      <text:p text:style-name="Code">keytool -certreq -keystore keystore.jks -keypass ***** -storepass ***** -alias server -file hostname.csr</text:p>
      <text:p text:style-name="P45"/>
      <text:p text:style-name="P45">3 - In the case your organization has its own PKI, just send the CSR and wait for the signed server certificate.</text:p>
      <text:p text:style-name="P45">In the case you want to manage or create a new PKI, go to 3-1 section for Root CA certificate creation, and server certificate signature with OpenSSL.</text:p>
      <text:p text:style-name="P45"/>
      <text:p text:style-name="P45">4 - Import provided Root CA and signed certificate of the server from certification authority</text:p>
      <text:p text:style-name="P45">-<text:tab/>Import of root CA:</text:p>
      <text:p text:style-name="P45"><text:tab/><text:tab/>-&gt;&gt; trust the certificate when prompted</text:p>
      <text:p text:style-name="Code">keytool -import -alias cert1 -file root.pem -keystore keystore.jks -storepass &lt;your password&gt;</text:p>
      <text:p text:style-name="P45"/>
      <text:p text:style-name="P45"><text:soft-page-break/>-<text:tab/>Eventually import other mid-certificate in the chain (repeat and change alias for all intermediate certificates in the chain)</text:p>
      <text:p text:style-name="Code">keytool -import -alias cert2 -file sub.pem -keystore keystore.jks -storepass &lt;your password&gt;</text:p>
      <text:p text:style-name="P45"/>
      <text:p text:style-name="P45">-<text:tab/>Finally import signed certificate</text:p>
      <text:p text:style-name="Code">keytool -import -trustcacerts -alias server -file hostname.cer -keystore keystore.jks -storepass &lt;your password&gt;</text:p>
      <text:p text:style-name="P59">*******************************************************</text:p>
      <text:p text:style-name="P45">Create Root CA and sign server certificate with OpenSSL</text:p>
      <text:p text:style-name="P45"/>
      <text:p text:style-name="P45">3-1 - Generate key for Root CA</text:p>
      <text:p text:style-name="Code">openssl genpkey -algorithm RSA -out rootkey.pem -pkeyopt rsa_keygen_bits:4096</text:p>
      <text:p text:style-name="P45"/>
      <text:p text:style-name="P45">3-2 - Generate certificate CSR for Root CA self-signing</text:p>
      <text:p text:style-name="Code">openssl req -new -key rootkey.pem -days 5480 -extensions v3_ca -batch -out root.csr -utf8 -subj '/C=CountryAcronym/O=Company Root CA/OU=IT/CN=Company Root CA'</text:p>
      <text:p text:style-name="P45"/>
      <text:p text:style-name="P45">3-3 - Create an extension file (openssl.root.cnf) with following content </text:p>
      <text:p text:style-name="Code">basicConstraints = critical, CA:TRUE</text:p>
      <text:p text:style-name="Code">keyUsage = keyCertSign, cRLSign</text:p>
      <text:p text:style-name="Code">subjectKeyIdentifier = hash</text:p>
      <text:p text:style-name="P45"/>
      <text:p text:style-name="P45">3-4 - Self sign Root CA certificate and append extensions</text:p>
      <text:p text:style-name="Code">openssl x509 -req -sha256 -days 3650 -in root.csr -signkey rootkey.pem -set_serial 1 -extfile openssl.root.cnf -out root.pem</text:p>
      <text:p text:style-name="P45"/>
      <text:p text:style-name="P45">3-5 - Sign server certificate request with Root key</text:p>
      <text:p text:style-name="Code">openssl <text:s/>x509 <text:s/>-req <text:s/>-CA root.pem -CAkey rootkey.pem -in hostname.csr -out hostname.cer -days 731 <text:s/>-Cacreateserial</text:p>
      <text:p text:style-name="P45"/>
      <text:p text:style-name="P45">3-6 – Trust Root CA certificate</text:p>
      <text:p text:style-name="P45"/>
      <text:p text:style-name="P45">Eventually import “<text:span text:style-name="T29">root.pem</text:span>” Root CA certificate to your browser’s CA and/or into your Java Runtime Environment lists:</text:p>
      <text:p text:style-name="Code">keytool -import -noprompt -trustcacerts -alias rootCA -file root.pem -keystore &lt;JRE Path&gt;/lib/security/cacerts -storepass changeit</text:p>
      <text:p text:style-name="P4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INOT" svg:font-family="DINOT" style:font-family-generic="system"/>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pitch="variable"/>
    <style:font-face style:name="Liberation Serif1" svg:font-family="'Liberation Serif'" style:font-adornments="Regular" style:font-pitch="variable"/>
    <style:font-face style:name="Times New Roman" svg:font-family="'Times New Roman'" style:font-family-generic="roman" style:font-pitch="variable"/>
    <style:font-face style:name="Calibri" svg:font-family="Calibri" style:font-family-generic="swiss" style:font-pitch="variable"/>
    <style:font-face style:name="DIN Offc" svg:font-family="'DIN Offc'" style:font-family-generic="swiss" style:font-pitch="variable"/>
    <style:font-face style:name="DIN Offc Medium" svg:font-family="'DIN Offc Medium'" style:font-family-generic="swiss" style:font-pitch="variable"/>
    <style:font-face style:name="DINOT-Medium" svg:font-family="DINOT-Medium" style:font-family-generic="swiss" style:font-pitch="variable"/>
    <style:font-face style:name="Liberation Sans" svg:font-family="'Liberation Sans'" style:font-family-generic="swiss" style:font-pitch="variable"/>
    <style:font-face style:name="Meiryo" svg:font-family="Meiry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a60046" draw:stroke-linejoin="miter" svg:stroke-linecap="butt" draw:fill-color="#e20062"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5d7e" style:text-outline="false" style:text-line-through-style="none" style:text-line-through-type="none" style:text-position="0% 100%" style:font-name="Calibri" fo:font-size="10pt" fo:letter-spacing="normal" fo:language="en" fo:country="GB" fo:font-style="normal" style:text-underline-style="none" fo:font-weight="normal" style:letter-kerning="false" style:font-name-asian="Meiryo"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0835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fo:color="#005d7e" style:text-outline="false" style:text-line-through-style="none" style:text-line-through-type="none" style:text-position="0% 100%" style:font-name="Calibri" fo:font-size="10pt" fo:letter-spacing="normal" fo:language="en" fo:country="GB" fo:font-style="normal" style:text-underline-style="none" fo:font-weight="normal" style:letter-kerning="false" fo:background-color="transparent" style:font-name-asian="Meiryo"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auto-update="true" style:default-outline-level="1">
      <style:paragraph-properties fo:margin-left="0.248in" fo:margin-right="0in" fo:margin-top="0.1665in" fo:margin-bottom="0.139in" loext:contextual-spacing="false" fo:keep-together="always" fo:hyphenation-ladder-count="no-limit" fo:text-indent="-0.248in" style:auto-text-indent="false" fo:keep-with-next="always">
        <style:tab-stops/>
      </style:paragraph-properties>
      <style:text-properties fo:color="#e20062" fo:font-size="20pt" style:font-name-asian="Meiryo" style:font-family-asian="Meiryo" style:font-family-generic-asian="swiss" style:font-pitch-asian="variable" style:font-size-asian="20pt" style:font-name-complex="Calibri" style:font-family-complex="Calibri" style:font-family-generic-complex="swiss" style:font-pitch-complex="variable" style:font-size-complex="18pt" fo:hyphenate="false"/>
    </style:style>
    <style:style style:name="Titre_20_2" style:display-name="Titre 2" style:family="paragraph" style:parent-style-name="Normal" style:next-style-name="Normal" style:auto-update="true" style:default-outline-level="2">
      <style:paragraph-properties fo:margin-top="0.0835in" fo:margin-bottom="0.0835in" loext:contextual-spacing="false" fo:line-height="100%" fo:keep-together="always" fo:hyphenation-ladder-count="no-limit" fo:keep-with-next="always"/>
      <style:text-properties fo:font-size="13pt" fo:font-weight="bold" style:font-size-asian="13pt" style:font-weight-asian="bold" style:font-name-complex="Calibri" style:font-family-complex="Calibri" style:font-family-generic-complex="swiss" style:font-pitch-complex="variable" style:font-size-complex="13pt" style:font-weight-complex="bold" fo:hyphenate="false"/>
    </style:style>
    <style:style style:name="Titre_20_3" style:display-name="Titre 3" style:family="paragraph" style:parent-style-name="Normal" style:next-style-name="Normal" style:auto-update="true" style:default-outline-level="3">
      <style:paragraph-properties fo:margin-top="0.028in" fo:margin-bottom="0in" loext:contextual-spacing="false" fo:keep-together="always" fo:hyphenation-ladder-count="no-limit" fo:keep-with-next="always"/>
      <style:text-properties fo:font-weight="bold" style:font-weight-asian="bold" style:font-size-complex="12pt" style:font-style-complex="italic" style:font-weight-complex="bold" fo:hyphenate="false"/>
    </style:style>
    <style:style style:name="Titre_20_4" style:display-name="Titre 4" style:family="paragraph" style:parent-style-name="Normal" style:next-style-name="Normal" style:default-outline-level="4" style:master-page-name="">
      <style:paragraph-properties fo:margin-left="0.7in" fo:margin-right="0in" fo:margin-top="0.0402in" fo:margin-bottom="0in" loext:contextual-spacing="false" fo:keep-together="always" fo:hyphenation-ladder-count="no-limit" fo:text-indent="0in" style:auto-text-indent="false" style:page-number="auto" fo:keep-with-next="always" style:writing-mode="lr-tb"/>
      <style:text-properties fo:color="#a90048" style:font-name="Calibri" fo:font-family="Calibri" style:font-family-generic="swiss" style:font-pitch="variable" fo:font-style="italic" style:font-name-asian="Meiryo" style:font-family-asian="Meiryo" style:font-family-generic-asian="swiss"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text-align="justify" style:justify-single-word="false" fo:hyphenation-ladder-count="no-limit"/>
      <style:text-properties fo:color="#323232" fo:font-size="12pt" fo:language="en" fo:country="GB" fo:font-weight="normal" officeooo:rsid="008783ef" style:font-size-asian="12pt" style:font-weight-asian="normal" style:font-weight-complex="normal" fo:hyphenate="false"/>
    </style:style>
    <style:style style:name="Logo" style:family="paragraph" style:parent-style-name="Normal">
      <style:paragraph-properties fo:margin-top="0.4165in" fo:margin-bottom="0.0835in" loext:contextual-spacing="false" fo:hyphenation-ladder-count="no-limit"/>
      <style:text-properties fo:hyphenate="false"/>
    </style:style>
    <style:style style:name="Titre" style:family="paragraph" style:parent-style-name="Normal" style:next-style-name="Normal">
      <style:paragraph-properties fo:margin-top="0in" fo:margin-bottom="0.4165in" loext:contextual-spacing="false" fo:line-height="100%" fo:text-align="center" style:justify-single-word="false" fo:hyphenation-ladder-count="no-limit"/>
      <style:text-properties fo:color="#e20062" style:font-name="Calibri" fo:font-family="Calibri" style:font-family-generic="swiss" style:font-pitch="variable" fo:font-size="24pt" style:letter-kerning="true" style:font-name-asian="Meiryo" style:font-family-asian="Meiryo" style:font-family-generic-asian="swiss" style:font-pitch-asian="variable" style:font-size-asian="24pt" style:font-name-complex="Times New Roman" style:font-family-complex="'Times New Roman'" style:font-family-generic-complex="roman" style:font-pitch-complex="variable" style:font-size-complex="48pt" fo:hyphenate="false"/>
    </style:style>
    <style:style style:name="Sous-titre" style:family="paragraph" style:parent-style-name="Normal" style:next-style-name="Normal">
      <style:paragraph-properties fo:margin-top="0in" fo:margin-bottom="0in" loext:contextual-spacing="false" fo:line-height="100%" fo:hyphenation-ladder-count="no-limit"/>
      <style:text-properties fo:font-size="16pt" style:font-size-asian="16pt" style:font-size-complex="16pt" fo:hyphenate="false"/>
    </style:style>
    <style:style style:name="Sans_20_interligne" style:display-name="Sans interligne" style:family="paragraph" style:auto-update="true">
      <style:paragraph-properties fo:margin-top="0in" fo:margin-bottom="0in" loext:contextual-spacing="false" fo:line-height="100%" fo:text-align="justify" style:justify-single-word="false" fo:hyphenation-ladder-count="no-limit"/>
      <style:text-properties fo:color="#323232" fo:font-size="12pt" style:font-size-asian="12pt" fo:hyphenate="false"/>
    </style:style>
    <style:style style:name="Coordonnées" style:family="paragraph" style:parent-style-name="Sans_20_interligne">
      <style:paragraph-properties fo:hyphenation-ladder-count="no-limit"/>
      <style:text-properties fo:color="#ffffff" fo:font-size="11pt" style:font-size-asian="11pt" style:font-size-complex="11pt" fo:hyphenate="false"/>
    </style:style>
    <style:style style:name="Espace_20_du_20_tableau" style:display-name="Espace du tableau" style:family="paragraph" style:parent-style-name="Sans_20_interligne">
      <style:paragraph-properties fo:line-height="0.0098in" fo:hyphenation-ladder-count="no-limit"/>
      <style:text-properties fo:hyphenate="false"/>
    </style:style>
    <style:style style:name="En-tête" style:family="paragraph" style:parent-style-name="Normal">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Pied_20_de_20_page" style:display-name="Pied de page" style:family="paragraph" style:parent-style-name="Normal">
      <style:paragraph-properties fo:margin-top="0in" fo:margin-bottom="0in" loext:contextual-spacing="false" fo:line-height="100%" fo:hyphenation-ladder-count="no-limit"/>
      <style:text-properties fo:color="#e20062" style:font-name="Calibri" fo:font-family="Calibri" style:font-family-generic="swiss" style:font-pitch="variable" fo:font-size="8pt" style:font-name-asian="Meiryo" style:font-family-asian="Meiryo" style:font-family-generic-asian="swiss" style:font-pitch-asian="variable" style:font-size-asian="8pt" style:font-name-complex="Times New Roman" style:font-family-complex="'Times New Roman'" style:font-family-generic-complex="roman" style:font-pitch-complex="variable" style:font-size-complex="8pt" fo:hyphenate="false"/>
    </style:style>
    <style:style style:name="En-tête_20_de_20_table_20_des_20_matières" style:display-name="En-tête de table des matières" style:family="paragraph" style:parent-style-name="Titre_20_1" style:next-style-name="Normal" style:default-outline-level="" style:list-style-name="">
      <style:paragraph-properties fo:margin-top="0in" fo:margin-bottom="0.278in" loext:contextual-spacing="false" fo:hyphenation-ladder-count="no-limit"/>
      <style:text-properties style:font-size-complex="36pt" fo:hyphenate="false"/>
    </style:style>
    <style:style style:name="TM_20_1" style:display-name="TM 1" style:family="paragraph" style:parent-style-name="Normal" style:next-style-name="Normal" style:auto-update="true" style:list-style-name="">
      <style:paragraph-properties fo:margin-top="0.0835in" fo:margin-bottom="0.0835in" loext:contextual-spacing="false" fo:hyphenation-ladder-count="no-limit" style:writing-mode="lr-tb"/>
      <style:text-properties fo:text-transform="uppercase" fo:font-size="14pt" fo:font-weight="bold" style:font-size-asian="14pt" style:font-weight-asian="bold" style:font-name-complex="Calibri" style:font-family-complex="Calibri" style:font-family-generic-complex="swiss" style:font-pitch-complex="variable" style:font-weight-complex="bold" fo:hyphenate="false"/>
    </style:style>
    <style:style style:name="TM_20_2" style:display-name="TM 2" style:family="paragraph" style:parent-style-name="Normal" style:next-style-name="Normal" style:auto-update="true" style:default-outline-level="" style:list-style-name="">
      <style:paragraph-properties fo:margin-left="0.1in" fo:margin-right="0in" fo:margin-top="0in" fo:margin-bottom="0in" loext:contextual-spacing="false" fo:hyphenation-ladder-count="no-limit" fo:text-indent="0in" style:auto-text-indent="false" text:number-lines="false" text:line-number="0" style:writing-mode="lr-tb">
        <style:tab-stops/>
      </style:paragraph-properties>
      <style:text-properties fo:font-variant="small-caps" style:font-name-complex="Calibri" style:font-family-complex="Calibri" style:font-family-generic-complex="swiss" style:font-pitch-complex="variable" fo:hyphenate="false"/>
    </style:style>
    <style:style style:name="Texte_20_de_20_remplacement_20_du_20_logo" style:display-name="Texte de remplacement du logo" style:family="paragraph" style:parent-style-name="Normal">
      <style:paragraph-properties fo:margin-left="0.5in" fo:margin-right="0in" fo:margin-top="0.5in" fo:margin-bottom="0.0835in" loext:contextual-spacing="false" fo:line-height="100%" fo:hyphenation-ladder-count="no-limit" fo:text-indent="0in" style:auto-text-indent="false">
        <style:tab-stops/>
      </style:paragraph-properties>
      <style:text-properties fo:hyphenate="false"/>
    </style:style>
    <style:style style:name="Texte_20_de_20_remplacement_20_du_20_pied_20_de_20_page" style:display-name="Texte de remplacement du pied de page" style:family="paragraph" style:parent-style-name="Normal">
      <style:paragraph-properties fo:margin-top="0in" fo:margin-bottom="0in" loext:contextual-spacing="false" fo:line-height="100%" fo:hyphenation-ladder-count="no-limit"/>
      <style:text-properties fo:font-size="9pt" fo:font-style="italic" style:font-size-asian="9pt" style:font-style-asian="italic" style:font-size-complex="9pt" style:font-style-complex="italic" fo:hyphenate="false"/>
    </style:style>
    <style:style style:name="Conseils" style:family="paragraph" style:parent-style-name="Normal">
      <style:paragraph-properties fo:margin-left="0in" fo:margin-right="0.4in" fo:margin-top="0.111in" fo:margin-bottom="0.111in" loext:contextual-spacing="false" fo:line-height="110%" fo:hyphenation-ladder-count="no-limit" fo:text-indent="0in" style:auto-text-indent="false"/>
      <style:text-properties style:font-name="Calibri" fo:font-family="Calibri" style:font-family-generic="swiss" style:font-pitch="variable" fo:font-size="8pt" fo:font-style="italic" style:font-name-asian="Meiryo" style:font-family-asian="Meiryo" style:font-family-generic-asian="swiss" style:font-pitch-asian="variable" style:font-size-asian="8pt" style:font-style-asian="italic" style:font-name-complex="Times New Roman" style:font-family-complex="'Times New Roman'" style:font-family-generic-complex="roman" style:font-pitch-complex="variable" style:font-size-complex="8pt" style:font-style-complex="italic" fo:hyphenate="false"/>
    </style:style>
    <style:style style:name="Icône" style:family="paragraph" style:parent-style-name="Normal">
      <style:paragraph-properties fo:margin-top="0.111in" fo:margin-bottom="0.111in" loext:contextual-spacing="false" fo:line-height="100%" fo:text-align="center" style:justify-single-word="false" fo:hyphenation-ladder-count="no-limit"/>
      <style:text-properties fo:hyphenate="false"/>
    </style:style>
    <style:style style:name="TM_20_3" style:display-name="TM 3" style:family="paragraph" style:parent-style-name="Normal" style:next-style-name="Normal" style:auto-update="true" style:default-outline-level="3" style:list-style-name="">
      <style:paragraph-properties fo:margin-left="0.1598in" fo:margin-right="0in" fo:margin-top="0in" fo:margin-bottom="0in" loext:contextual-spacing="false" fo:hyphenation-ladder-count="no-limit" fo:text-indent="0in" style:auto-text-indent="false" style:writing-mode="lr-tb">
        <style:tab-stops/>
      </style:paragraph-properties>
      <style:text-properties fo:font-size="10pt" fo:font-style="italic" style:font-size-asian="10pt" style:font-style-asian="italic" style:font-name-complex="Calibri" style:font-family-complex="Calibri" style:font-family-generic-complex="swiss" style:font-pitch-complex="variable" style:font-style-complex="italic" fo:hyphenate="false"/>
    </style:style>
    <style:style style:name="TM_20_4" style:display-name="TM 4" style:family="paragraph" style:parent-style-name="Normal" style:next-style-name="Normal" style:auto-update="true">
      <style:paragraph-properties fo:margin-left="0.5in" fo:margin-right="0in" fo:margin-top="0in" fo:margin-bottom="0in" loext:contextual-spacing="false" fo:hyphenation-ladder-count="no-limit" fo:text-indent="0in" style:auto-text-indent="false">
        <style:tab-stops/>
      </style:paragraph-properties>
      <style:text-properties fo:font-size="9pt" style:font-size-asian="9pt" style:font-name-complex="Calibri" style:font-family-complex="Calibri" style:font-family-generic-complex="swiss" style:font-pitch-complex="variable" style:font-size-complex="9pt" fo:hyphenate="false"/>
    </style:style>
    <style:style style:name="TM_20_5" style:display-name="TM 5" style:family="paragraph" style:parent-style-name="Normal" style:next-style-name="Normal" style:auto-update="true">
      <style:paragraph-properties fo:margin-left="0.6665in" fo:margin-right="0in" fo:margin-top="0in" fo:margin-bottom="0in" loext:contextual-spacing="false" fo:hyphenation-ladder-count="no-limit" fo:text-indent="0in" style:auto-text-indent="false">
        <style:tab-stops/>
      </style:paragraph-properties>
      <style:text-properties fo:font-size="9pt" style:font-size-asian="9pt" style:font-name-complex="Calibri" style:font-family-complex="Calibri" style:font-family-generic-complex="swiss" style:font-pitch-complex="variable" style:font-size-complex="9pt" fo:hyphenate="false"/>
    </style:style>
    <style:style style:name="TM_20_6" style:display-name="TM 6" style:family="paragraph" style:parent-style-name="Normal" style:next-style-name="Normal" style:auto-update="true">
      <style:paragraph-properties fo:margin-left="0.8335in" fo:margin-right="0in" fo:margin-top="0in" fo:margin-bottom="0in" loext:contextual-spacing="false" fo:hyphenation-ladder-count="no-limit" fo:text-indent="0in" style:auto-text-indent="false">
        <style:tab-stops/>
      </style:paragraph-properties>
      <style:text-properties fo:font-size="9pt" style:font-size-asian="9pt" style:font-name-complex="Calibri" style:font-family-complex="Calibri" style:font-family-generic-complex="swiss" style:font-pitch-complex="variable" style:font-size-complex="9pt" fo:hyphenate="false"/>
    </style:style>
    <style:style style:name="TM_20_7" style:display-name="TM 7" style:family="paragraph" style:parent-style-name="Normal" style:next-style-name="Normal" style:auto-update="true">
      <style:paragraph-properties fo:margin-left="1in" fo:margin-right="0in" fo:margin-top="0in" fo:margin-bottom="0in" loext:contextual-spacing="false" fo:hyphenation-ladder-count="no-limit" fo:text-indent="0in" style:auto-text-indent="false">
        <style:tab-stops/>
      </style:paragraph-properties>
      <style:text-properties fo:font-size="9pt" style:font-size-asian="9pt" style:font-name-complex="Calibri" style:font-family-complex="Calibri" style:font-family-generic-complex="swiss" style:font-pitch-complex="variable" style:font-size-complex="9pt" fo:hyphenate="false"/>
    </style:style>
    <style:style style:name="TM_20_8" style:display-name="TM 8" style:family="paragraph" style:parent-style-name="Normal" style:next-style-name="Normal" style:auto-update="true">
      <style:paragraph-properties fo:margin-left="1.1665in" fo:margin-right="0in" fo:margin-top="0in" fo:margin-bottom="0in" loext:contextual-spacing="false" fo:hyphenation-ladder-count="no-limit" fo:text-indent="0in" style:auto-text-indent="false">
        <style:tab-stops/>
      </style:paragraph-properties>
      <style:text-properties fo:font-size="9pt" style:font-size-asian="9pt" style:font-name-complex="Calibri" style:font-family-complex="Calibri" style:font-family-generic-complex="swiss" style:font-pitch-complex="variable" style:font-size-complex="9pt" fo:hyphenate="false"/>
    </style:style>
    <style:style style:name="TM_20_9" style:display-name="TM 9" style:family="paragraph" style:parent-style-name="Normal" style:next-style-name="Normal" style:auto-update="true">
      <style:paragraph-properties fo:margin-left="1.3335in" fo:margin-right="0in" fo:margin-top="0in" fo:margin-bottom="0in" loext:contextual-spacing="false" fo:hyphenation-ladder-count="no-limit" fo:text-indent="0in" style:auto-text-indent="false">
        <style:tab-stops/>
      </style:paragraph-properties>
      <style:text-properties fo:font-size="9pt" style:font-size-asian="9pt" style:font-name-complex="Calibri" style:font-family-complex="Calibri" style:font-family-generic-complex="swiss" style:font-pitch-complex="variable" style:font-size-complex="9pt" fo:hyphenate="false"/>
    </style:style>
    <style:style style:name="Légende" style:family="paragraph" style:parent-style-name="Normal" style:next-style-name="Normal">
      <style:paragraph-properties fo:margin-top="0in" fo:margin-bottom="0.139in" loext:contextual-spacing="false" fo:line-height="100%" fo:hyphenation-ladder-count="no-limit"/>
      <style:text-properties fo:color="#005d7e" fo:font-size="10pt" fo:font-style="italic" style:font-size-asian="10pt" style:font-style-asian="italic" style:font-size-complex="9pt" style:font-style-complex="italic" fo:hyphenate="false"/>
    </style:style>
    <style:style style:name="Table_20_des_20_illustrations" style:display-name="Table des illustrations" style:family="paragraph" style:parent-style-name="Normal" style:next-style-name="Normal">
      <style:paragraph-properties fo:margin-top="0in" fo:margin-bottom="0in" loext:contextual-spacing="false" fo:hyphenation-ladder-count="no-limit"/>
      <style:text-properties fo:hyphenate="false"/>
    </style:style>
    <style:style style:name="Style1" style:family="paragraph" style:parent-style-name="Sans_20_interligne">
      <style:paragraph-properties fo:margin-top="0in" fo:margin-bottom="0.0835in" loext:contextual-spacing="false" fo:line-height="115%" fo:hyphenation-ladder-count="no-limit" style:writing-mode="lr-tb"/>
      <style:text-properties fo:font-size="11pt" fo:hyphenate="false"/>
    </style:style>
    <style:style style:name="Code" style:family="paragraph" style:parent-style-name="Sans_20_interligne">
      <loext:graphic-properties draw:fill="solid" draw:fill-color="#ccffff" draw:fill-image-width="0in" draw:fill-image-height="0in"/>
      <style:paragraph-properties fo:text-align="start" style:justify-single-word="false" fo:hyphenation-ladder-count="no-limit" fo:background-color="#ccffff" style:writing-mode="lr-tb"/>
      <style:text-properties style:font-name="Liberation Serif1" fo:font-family="'Liberation Serif'" style:font-style-name="Regular" style:font-pitch="variable" fo:font-size="11pt" style:font-size-asian="11pt"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Contents_20_Heading" style:display-name="Contents Heading" style:family="paragraph" style:parent-style-name="Titre_20_1" style:default-outline-level="" style:list-style-name="" style:class="index">
      <style:paragraph-properties fo:margin-left="0in" fo:margin-right="0in" fo:text-indent="0in" style:auto-text-indent="false" text:number-lines="false" text:line-number="0" style:writing-mode="lr-tb"/>
      <style:text-properties fo:font-size="20pt" fo:font-weight="normal" style:font-size-asian="16pt" style:font-weight-asian="bold" style:font-size-complex="16pt" style:font-weight-complex="bold"/>
    </style:style>
    <style:style style:name="_31__20_dbi_20_Sender" style:display-name="1 dbi Sender" style:family="paragraph">
      <style:paragraph-properties fo:margin-top="0in" fo:margin-bottom="0in" loext:contextual-spacing="false" fo:line-height="0.1252in" fo:hyphenation-ladder-count="no-limit">
        <style:tab-stops>
          <style:tab-stop style:position="0.0866in"/>
          <style:tab-stop style:position="0.1728in"/>
          <style:tab-stop style:position="0.2598in"/>
          <style:tab-stop style:position="0.3465in"/>
          <style:tab-stop style:position="0.4335in"/>
          <style:tab-stop style:position="0.5193in"/>
          <style:tab-stop style:position="0.6063in"/>
          <style:tab-stop style:position="0.6929in"/>
          <style:tab-stop style:position="0.7799in"/>
          <style:tab-stop style:position="0.8661in"/>
          <style:tab-stop style:position="0.9528in"/>
          <style:tab-stop style:position="1.0398in"/>
          <style:tab-stop style:position="1.1264in"/>
        </style:tab-stops>
      </style:paragraph-properties>
      <style:text-properties fo:color="#646464" style:font-name="DIN Offc" fo:font-family="'DIN Offc'" style:font-family-generic="swiss" style:font-pitch="variable" fo:font-size="7.5pt" fo:letter-spacing="0.0016in" style:font-name-asian="Calibri" style:font-family-asian="Calibri" style:font-family-generic-asian="swiss" style:font-pitch-asian="variable" style:font-size-asian="7.5pt" style:language-asian="en" style:country-asian="US" style:font-name-complex="DINOT" style:font-family-complex="DINOT" style:font-family-generic-complex="system" style:font-size-complex="7.5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in" fo:margin-right="0in" fo:margin-top="0.0799in" fo:margin-bottom="0in" loext:contextual-spacing="false" fo:text-indent="0in" style:auto-text-indent="false" style:page-number="auto" style:writing-mode="lr-tb">
        <style:tab-stops>
          <style:tab-stop style:position="6.9252in" style:type="right" style:leader-style="dotted" style:leader-text="."/>
        </style:tab-stops>
      </style:paragraph-properties>
      <style:text-properties fo:color="#1c1c1c" fo:font-size="13pt" fo:font-style="normal"/>
    </style:style>
    <style:style style:name="Contents_20_2" style:display-name="Contents 2" style:family="paragraph" style:parent-style-name="Index" style:class="index" style:master-page-name="">
      <style:paragraph-properties fo:margin-left="0.1965in" fo:margin-right="0in" fo:margin-top="0.0402in" fo:margin-bottom="0in" loext:contextual-spacing="true" fo:text-indent="0in" style:auto-text-indent="false" style:page-number="auto" style:writing-mode="lr-tb">
        <style:tab-stops>
          <style:tab-stop style:position="6.7283in" style:type="right" style:leader-style="dotted" style:leader-text="."/>
        </style:tab-stops>
      </style:paragraph-properties>
      <style:text-properties fo:color="#333333" fo:font-size="11pt"/>
    </style:style>
    <style:style style:name="Contents_20_3" style:display-name="Contents 3" style:family="paragraph" style:parent-style-name="Index" style:class="index">
      <style:paragraph-properties fo:margin-left="0.4in" fo:margin-right="0in" fo:margin-top="0in" fo:margin-bottom="0in" loext:contextual-spacing="true" fo:text-indent="0in" style:auto-text-indent="false" style:writing-mode="lr-tb">
        <style:tab-stops>
          <style:tab-stop style:position="6.5319in" style:type="right" style:leader-style="dotted" style:leader-text="."/>
        </style:tab-stops>
      </style:paragraph-properties>
      <style:text-properties fo:color="#333333"/>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4" style:display-name="Contents 4" style:family="paragraph" style:parent-style-name="Index" style:class="index" style:master-page-name="">
      <style:paragraph-properties fo:margin-left="0.6in" fo:margin-right="0in" fo:margin-top="0in" fo:margin-bottom="0in" loext:contextual-spacing="true" fo:text-indent="0in" style:auto-text-indent="false" style:page-number="auto" style:writing-mode="lr-tb">
        <style:tab-stops>
          <style:tab-stop style:position="6.3354in" style:type="right" style:leader-style="dotted" style:leader-text="."/>
        </style:tab-stops>
      </style:paragraph-properties>
      <style:text-properties fo:color="#333333"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Texte_20_de_20_l_27_espace_20_réservé" style:display-name="Texte de l'espace réservé" style:family="text" style:parent-style-name="Police_20_par_20_défaut">
      <style:text-properties fo:color="#808080"/>
    </style:style>
    <style:style style:name="Titre_20_Car" style:display-name="Titre Car" style:family="text" style:parent-style-name="Police_20_par_20_défaut">
      <style:text-properties fo:color="#e20062" style:font-name="Calibri" fo:font-family="Calibri" style:font-family-generic="swiss" style:font-pitch="variable" fo:font-size="24pt" style:letter-kerning="true" style:font-name-asian="Meiryo" style:font-family-asian="Meiryo" style:font-family-generic-asian="swiss" style:font-pitch-asian="variable" style:font-size-asian="24pt" style:font-name-complex="Times New Roman" style:font-family-complex="'Times New Roman'" style:font-family-generic-complex="roman" style:font-pitch-complex="variable" style:font-size-complex="48pt"/>
    </style:style>
    <style:style style:name="Sous-titre_20_Car" style:display-name="Sous-titre Car" style:family="text" style:parent-style-name="Police_20_par_20_défaut">
      <style:text-properties fo:font-size="16pt" style:font-size-asian="16pt" style:font-size-complex="16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text-properties fo:color="#e20062" style:font-name="Calibri" fo:font-family="Calibri" style:font-family-generic="swiss" style:font-pitch="variable" fo:font-size="8pt" style:font-name-asian="Meiryo" style:font-family-asian="Meiryo" style:font-family-generic-asian="swiss" style:font-pitch-asian="variable" style:font-size-asian="8pt" style:font-name-complex="Times New Roman" style:font-family-complex="'Times New Roman'" style:font-family-generic-complex="roman" style:font-pitch-complex="variable" style:font-size-complex="8pt"/>
    </style:style>
    <style:style style:name="Titre_20_1_20_Car" style:display-name="Titre 1 Car" style:family="text" style:parent-style-name="Police_20_par_20_défaut">
      <style:text-properties fo:color="#e20062" fo:font-size="20pt" style:font-name-asian="Meiryo" style:font-family-asian="Meiryo" style:font-family-generic-asian="swiss" style:font-pitch-asian="variable" style:font-size-asian="20pt" style:font-name-complex="Calibri" style:font-family-complex="Calibri" style:font-family-generic-complex="swiss" style:font-pitch-complex="variable" style:font-size-complex="18pt"/>
    </style:style>
    <style:style style:name="Titre_20_2_20_Car" style:display-name="Titre 2 Car" style:family="text" style:parent-style-name="Police_20_par_20_défaut">
      <style:text-properties fo:color="#00455e" fo:font-size="13pt" fo:font-weight="bold" style:font-size-asian="13pt" style:font-weight-asian="bold" style:font-name-complex="Calibri" style:font-family-complex="Calibri" style:font-family-generic-complex="swiss" style:font-pitch-complex="variable" style:font-size-complex="13pt" style:font-weight-complex="bold"/>
    </style:style>
    <style:style style:name="Lien_20_hypertexte" style:display-name="Lien hypertexte" style:family="text" style:parent-style-name="Police_20_par_20_défaut">
      <style:text-properties fo:color="#0064f6" style:font-name="Calibri" fo:font-family="Calibri" style:font-family-generic="swiss" style:font-pitch="variable"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00455e" fo:font-size="12pt" fo:font-weight="bold" style:font-size-asian="12pt" style:font-weight-asian="bold" style:font-size-complex="12pt" style:font-style-complex="italic" style:font-weight-complex="bold"/>
    </style:style>
    <style:style style:name="Titre_20_4_20_Car" style:display-name="Titre 4 Car" style:family="text" style:parent-style-name="Police_20_par_20_défaut">
      <style:text-properties fo:color="#a90048" style:font-name="Calibri" fo:font-family="Calibri" style:font-family-generic="swiss" style:font-pitch="variable" fo:font-style="italic" style:font-name-asian="Meiryo" style:font-family-asian="Meiryo"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_31__20_dbi_20_Sender_20_Char" style:display-name="1 dbi Sender Char" style:family="text" style:parent-style-name="Police_20_par_20_défaut">
      <style:text-properties fo:color="#646464" style:font-name="DIN Offc" fo:font-family="'DIN Offc'" style:font-family-generic="swiss" style:font-pitch="variable" fo:font-size="7.5pt" fo:letter-spacing="0.0016in" style:font-name-asian="Calibri" style:font-family-asian="Calibri" style:font-family-generic-asian="swiss" style:font-pitch-asian="variable" style:font-size-asian="7.5pt" style:language-asian="en" style:country-asian="US" style:font-name-complex="DINOT" style:font-family-complex="DINOT" style:font-family-generic-complex="system" style:font-size-complex="7.5pt"/>
    </style:style>
    <style:style style:name="_31__20_dbi_20_Copy_20_medium_20_gray" style:display-name="1 dbi Copy medium gray" style:family="text" style:parent-style-name="Police_20_par_20_défaut">
      <style:text-properties fo:color="#646464" style:text-line-through-style="none" style:text-line-through-type="none" style:text-position="0% 100%" style:font-name="DIN Offc Medium" fo:font-family="'DIN Offc Medium'" style:font-family-generic="swiss" style:font-pitch="variable" style:font-name-complex="DINOT-Medium" style:font-family-complex="DINOT-Medium" style:font-family-generic-complex="swiss" style:font-pitch-complex="variable"/>
    </style:style>
    <style:style style:name="_31__20_dbi_20_Footnote" style:display-name="1 dbi Footnote" style:family="text">
      <style:text-properties fo:font-variant="normal" fo:text-transform="none" fo:color="#646464" style:text-line-through-style="none" style:text-line-through-type="none" style:text-position="0% 100%" style:font-name="DIN Offc" fo:font-family="'DIN Offc'" style:font-family-generic="swiss" style:font-pitch="variable" fo:font-size="7.5pt" fo:font-style="normal" style:text-underline-style="none" fo:font-weight="normal" style:font-size-asian="7.5pt" style:font-style-asian="normal" style:font-weight-asian="normal" text:display="true"/>
    </style:style>
    <style:style style:name="Mention_20_non_20_résolue" style:display-name="Mention non résolue" style:family="text" style:parent-style-name="Police_20_par_20_défaut">
      <style:text-properties fo:color="#808080" fo:background-color="#e6e6e6"/>
    </style:style>
    <style:style style:name="Sans_20_interligne_20_Car" style:display-name="Sans interligne Car" style:family="text" style:parent-style-name="Police_20_par_20_défaut">
      <style:text-properties fo:color="#323232" fo:font-size="12pt" style:font-size-asian="12pt"/>
    </style:style>
    <style:style style:name="Style1_20_Car" style:display-name="Style1 Car" style:family="text" style:parent-style-name="Sans_20_interligne_20_Car">
      <style:text-properties fo:color="#002e3f" fo:font-size="12pt" style:font-size-asian="12pt"/>
    </style:style>
    <style:style style:name="Code_20_Car" style:display-name="Code Car" style:family="text" style:parent-style-name="Sans_20_interligne_20_Car">
      <style:text-properties fo:color="#323232" fo:font-size="11pt" fo:background-color="transparent" style:font-size-asian="11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 style:num-format="I">
        <style:list-level-properties text:list-level-position-and-space-mode="label-alignment">
          <style:list-level-label-alignment text:label-followed-by="space" fo:text-indent="-0.25in" fo:margin-left="0.25in"/>
        </style:list-level-properties>
      </text:outline-level-style>
      <text:outline-level-style text:level="2" style:num-suffix="." style:num-format="1">
        <style:list-level-properties text:list-level-position-and-space-mode="label-alignment">
          <style:list-level-label-alignment text:label-followed-by="space" fo:text-indent="-0.3in" fo:margin-left="0.55in"/>
        </style:list-level-properties>
      </text:outline-level-style>
      <text:outline-level-style text:level="3" style:num-suffix="." style:num-format="1" text:display-levels="2">
        <style:list-level-properties text:list-level-position-and-space-mode="label-alignment">
          <style:list-level-label-alignment text:label-followed-by="space" fo:text-indent="-0.35in" fo:margin-left="0.85in"/>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Numbering_20_Symbols" style:num-prefix=" " style:num-suffix=" " style:num-format="I">
        <style:list-level-properties text:list-level-position-and-space-mode="label-alignment">
          <style:list-level-label-alignment text:label-followed-by="nothing" fo:text-indent="-0.1575in" fo:margin-left="0.1575in"/>
        </style:list-level-properties>
      </text:list-level-style-number>
      <text:list-level-style-number text:level="2" text:style-name="Numbering_20_Symbols" style:num-prefix=" " style:num-suffix=" " style:num-format="1">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2">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nothing" fo:text-indent="-0.0181in" fo:margin-left="0.1181in"/>
        </style:list-level-properties>
      </text:list-level-style-number>
      <text:list-level-style-number text:level="2" text:style-name="Numbering_20_Symbols" style:num-suffix="." style:num-format="1">
        <style:list-level-properties text:list-level-position-and-space-mode="label-alignment">
          <style:list-level-label-alignment text:label-followed-by="nothing" fo:text-indent="-0.1362in" fo:margin-left="0.2362in"/>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nothing" fo:text-indent="-0.2543in" fo:margin-left="0.3543in"/>
        </style:list-level-properties>
      </text:list-level-style-number>
      <text:list-level-style-number text:level="4" text:style-name="Numbering_20_Symbols" style:num-suffix="." style:num-format="1">
        <style:list-level-properties text:list-level-position-and-space-mode="label-alignment">
          <style:list-level-label-alignment text:label-followed-by="nothing" fo:text-indent="-0.372in" fo:margin-left="0.472in"/>
        </style:list-level-properties>
      </text:list-level-style-number>
      <text:list-level-style-number text:level="5" text:style-name="Numbering_20_Symbols" style:num-suffix="." style:num-format="1">
        <style:list-level-properties text:list-level-position-and-space-mode="label-alignment">
          <style:list-level-label-alignment text:label-followed-by="nothing" fo:text-indent="-0.4902in" fo:margin-left="0.5902in"/>
        </style:list-level-properties>
      </text:list-level-style-number>
      <text:list-level-style-number text:level="6" text:style-name="Numbering_20_Symbols" style:num-suffix="." style:num-format="1">
        <style:list-level-properties text:list-level-position-and-space-mode="label-alignment">
          <style:list-level-label-alignment text:label-followed-by="nothing" fo:text-indent="-0.6083in" fo:margin-left="0.7083in"/>
        </style:list-level-properties>
      </text:list-level-style-number>
      <text:list-level-style-number text:level="7" text:style-name="Numbering_20_Symbols" style:num-suffix="." style:num-format="1">
        <style:list-level-properties text:list-level-position-and-space-mode="label-alignment">
          <style:list-level-label-alignment text:label-followed-by="nothing" fo:text-indent="-0.7272in" fo:margin-left="0.8272in"/>
        </style:list-level-properties>
      </text:list-level-style-number>
      <text:list-level-style-number text:level="8" text:style-name="Numbering_20_Symbols" style:num-suffix="." style:num-format="1">
        <style:list-level-properties text:list-level-position-and-space-mode="label-alignment">
          <style:list-level-label-alignment text:label-followed-by="nothing" fo:text-indent="-0.8453in" fo:margin-left="0.9453in"/>
        </style:list-level-properties>
      </text:list-level-style-number>
      <text:list-level-style-number text:level="9" text:style-name="Numbering_20_Symbols" style:num-suffix="." style:num-format="1">
        <style:list-level-properties text:list-level-position-and-space-mode="label-alignment">
          <style:list-level-label-alignment text:label-followed-by="nothing" fo:text-indent="-0.9634in" fo:margin-left="1.0634in"/>
        </style:list-level-properties>
      </text:list-level-style-number>
      <text:list-level-style-number text:level="10" text:style-name="Numbering_20_Symbols" style:num-suffix="." style:num-format="1">
        <style:list-level-properties text:list-level-position-and-space-mode="label-alignment">
          <style:list-level-label-alignment text:label-followed-by="nothing" fo:text-indent="-1.0811in" fo:margin-left="1.1811in"/>
        </style:list-level-properties>
      </text:list-level-style-number>
    </text:list-style>
    <text:list-style style:name="List_20_3" style:display-name="List 3">
      <text:list-level-style-number text:level="1" text:style-name="Numbering_20_Symbols" style:num-suffix="." style:num-format="1">
        <style:list-level-properties text:list-level-position-and-space-mode="label-alignment">
          <style:list-level-label-alignment text:label-followed-by="nothing" fo:text-indent="-0.1299in" fo:margin-left="0.2799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311in" fo:margin-left="0.311in"/>
        </style:list-level-properties>
      </text:list-level-style-number>
      <text:list-level-style-number text:level="3" text:style-name="Numbering_20_Symbols" style:num-suffix="." style:num-format="1">
        <style:list-level-properties text:list-level-position-and-space-mode="label-alignment">
          <style:list-level-label-alignment text:label-followed-by="nothing" fo:text-indent="0.1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nothing" fo:text-indent="-0.311in" fo:margin-left="0.311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nothing" fo:text-indent="-0.1555in" fo:margin-left="0.155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nothing" fo:text-indent="-0.311in" fo:margin-left="0.3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nothing" fo:text-indent="-0.1555in" fo:margin-left="0.155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nothing" fo:text-indent="-0.311in" fo:margin-left="0.311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nothing" fo:text-indent="-0.1555in" fo:margin-left="0.155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nothing" fo:text-indent="-0.311in" fo:margin-left="0.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tête">
      <style:paragraph-properties fo:text-align="end" style:justify-single-word="false">
        <style:tab-stops>
          <style:tab-stop style:position="3.15in" style:type="center"/>
        </style:tab-stops>
      </style:paragraph-properties>
      <style:text-properties officeooo:paragraph-rsid="00cb7151"/>
    </style:style>
    <style:style style:name="MP2" style:family="paragraph" style:parent-style-name="En-tête">
      <style:text-properties fo:font-size="8pt" fo:language="en" fo:country="GB" officeooo:paragraph-rsid="00cb7151" style:font-size-asian="8pt"/>
    </style:style>
    <style:style style:name="MP3" style:family="paragraph" style:parent-style-name="En-tête">
      <style:paragraph-properties fo:text-align="end" style:justify-single-word="false">
        <style:tab-stops>
          <style:tab-stop style:position="3.15in" style:type="center"/>
        </style:tab-stops>
      </style:paragraph-properties>
      <style:text-properties fo:font-size="8pt" fo:language="en" fo:country="GB" officeooo:paragraph-rsid="00cb7151" style:font-size-asian="8pt"/>
    </style:style>
    <style:style style:name="MP4" style:family="paragraph">
      <loext:graphic-properties draw:fill="none"/>
    </style:style>
    <style:style style:name="MP5" style:family="paragraph" style:parent-style-name="Titre">
      <style:paragraph-properties fo:margin-top="0in" fo:margin-bottom="0in" loext:contextual-spacing="false">
        <style:tab-stops>
          <style:tab-stop style:position="6.3008in" style:type="right"/>
        </style:tab-stops>
      </style:paragraph-properties>
      <style:text-properties officeooo:paragraph-rsid="00021655"/>
    </style:style>
    <style:style style:name="MP6" style:family="paragraph" style:parent-style-name="Pied_20_de_20_page">
      <style:text-properties fo:language="en" fo:country="GB"/>
    </style:style>
    <style:style style:name="MP7" style:family="paragraph" style:parent-style-name="En-tête">
      <style:paragraph-properties fo:text-align="end" style:justify-single-word="false">
        <style:tab-stops>
          <style:tab-stop style:position="3.15in" style:type="center"/>
        </style:tab-stops>
      </style:paragraph-properties>
    </style:style>
    <style:style style:name="MP8" style:family="paragraph" style:parent-style-name="En-tête">
      <style:text-properties fo:font-size="8pt" fo:language="en" fo:country="GB" style:font-size-asian="8pt"/>
    </style:style>
    <style:style style:name="MP9" style:family="paragraph" style:parent-style-name="Titre">
      <style:paragraph-properties fo:margin-top="0in" fo:margin-bottom="0in" loext:contextual-spacing="false">
        <style:tab-stops>
          <style:tab-stop style:position="6.3008in" style:type="right"/>
        </style:tab-stops>
      </style:paragraph-properties>
      <style:text-properties officeooo:paragraph-rsid="0009633a"/>
    </style:style>
    <style:style style:name="MP10" style:family="paragraph" style:parent-style-name="En-tête">
      <style:paragraph-properties fo:text-align="end" style:justify-single-word="false">
        <style:tab-stops>
          <style:tab-stop style:position="4.8465in" style:type="center"/>
        </style:tab-stops>
      </style:paragraph-properties>
      <style:text-properties officeooo:paragraph-rsid="00127aa1"/>
    </style:style>
    <style:style style:name="MP11" style:family="paragraph" style:parent-style-name="En-tête">
      <style:paragraph-properties fo:text-align="end" style:justify-single-word="false"/>
      <style:text-properties fo:font-size="8pt" fo:language="en" fo:country="GB" style:font-size-asian="8pt"/>
    </style:style>
    <style:style style:name="MP12" style:family="paragraph" style:parent-style-name="En-tête">
      <style:paragraph-properties fo:text-align="end" style:justify-single-word="false"/>
      <style:text-properties fo:font-size="8pt" officeooo:paragraph-rsid="00127aa1" style:font-size-asian="8pt"/>
    </style:style>
    <style:style style:name="MP13" style:family="paragraph" style:parent-style-name="Pied_20_de_20_page">
      <style:paragraph-properties>
        <style:tab-stops>
          <style:tab-stop style:position="9.6937in" style:type="right"/>
        </style:tab-stops>
      </style:paragraph-properties>
      <style:text-properties officeooo:paragraph-rsid="0009633a"/>
    </style:style>
    <style:style style:name="MP14" style:family="paragraph" style:parent-style-name="En-tête">
      <style:text-properties officeooo:paragraph-rsid="00127aa1"/>
    </style:style>
    <style:style style:name="MP15" style:family="paragraph" style:parent-style-name="Pied_20_de_20_page">
      <style:paragraph-properties>
        <style:tab-stops>
          <style:tab-stop style:position="6.2992in" style:type="right"/>
        </style:tab-stops>
      </style:paragraph-properties>
    </style:style>
    <style:style style:name="MP16" style:family="paragraph" style:parent-style-name="Pied_20_de_20_page">
      <style:paragraph-properties>
        <style:tab-stops>
          <style:tab-stop style:position="6.2992in" style:type="right"/>
        </style:tab-stops>
      </style:paragraph-properties>
      <style:text-properties officeooo:paragraph-rsid="0009633a"/>
    </style:style>
    <style:style style:name="MT1" style:family="text">
      <style:text-properties fo:font-size="8pt" fo:language="en" fo:country="GB" style:font-size-asian="8pt"/>
    </style:style>
    <style:style style:name="MT2" style:family="text">
      <style:text-properties fo:font-size="8pt" fo:language="en" fo:country="GB" officeooo:rsid="00127aa1" style:font-size-asian="8pt"/>
    </style:style>
    <style:style style:name="MT3" style:family="text">
      <style:text-properties officeooo:rsid="00cb7151"/>
    </style:style>
    <style:style style:name="MT4" style:family="text">
      <style:text-properties fo:font-size="8pt" fo:language="en" fo:country="GB" officeooo:rsid="00cb7151" style:font-size-asian="8pt"/>
    </style:style>
    <style:style style:name="MT5" style:family="text">
      <style:text-properties fo:language="en" fo:country="GB"/>
    </style:style>
    <style:style style:name="MT6" style:family="text">
      <style:text-properties fo:color="#005d7e" style:font-name="Calibri" fo:font-size="10pt" fo:language="en" fo:country="GB" style:font-size-asian="10pt" style:font-name-complex="Calibri"/>
    </style:style>
    <style:style style:name="MT7" style:family="text">
      <style:text-properties officeooo:rsid="00127aa1"/>
    </style:style>
    <style:style style:name="MT8" style:family="text">
      <style:text-properties fo:language="en" fo:country="GB" officeooo:rsid="00127aa1"/>
    </style:style>
    <style:style style:name="M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071in" svg:stroke-color="#e20062" svg:stroke-opacity="100%" draw:stroke-linejoin="miter" svg:stroke-linecap="butt" draw:fill="none" fo:padding-top="0in" fo:padding-bottom="0in" fo:padding-left="0in" fo:padding-right="0in" style:run-through="foreground" style:wrap="none"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071in" svg:stroke-color="#e20062" svg:stroke-opacity="100%" draw:stroke-linejoin="miter" svg:stroke-linecap="butt" draw:fill="none" fo:padding-top="0in" fo:padding-bottom="0in" fo:padding-left="0in" fo:padding-right="0in" style:run-through="background" style:wrap="none" style:vertical-pos="from-top" style:vertical-rel="page" style:horizontal-pos="from-left" style:horizontal-rel="page-content" draw:wrap-influence-on-position="once-concurrent" style:flow-with-text="false"/>
    </style:style>
    <style:style style:name="Mgr3" style:family="graphic">
      <style:graphic-properties draw:stroke="solid" svg:stroke-width="0.0071in" svg:stroke-color="#e20062" svg:stroke-opacity="100%" draw:stroke-linejoin="miter" svg:stroke-linecap="butt" draw:fill="none" fo:padding-top="0in" fo:padding-bottom="0in" fo:padding-left="0in" fo:padding-right="0in" style:run-through="background" style:wrap="none" style:vertical-pos="from-top" style:vertical-rel="page" style:horizontal-pos="from-left" style:horizontal-rel="page"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37in" style:num-format="1" style:print-orientation="portrait" fo:margin-top="0.2957in" fo:margin-bottom="0.4311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323232"/>
      </style:page-layout-properties>
      <style:header-style>
        <style:header-footer-properties fo:min-height="0.5902in" fo:margin-left="0in" fo:margin-right="0in" fo:margin-bottom="0in" style:dynamic-spacing="true"/>
      </style:header-style>
      <style:footer-style>
        <style:header-footer-properties fo:min-height="0.4547in" fo:margin-left="0in" fo:margin-right="0in" fo:margin-top="0in" style:dynamic-spacing="true"/>
      </style:footer-style>
    </style:page-layout>
    <style:page-layout style:name="Mpm3">
      <style:page-layout-properties fo:page-width="8.2689in" fo:page-height="11.6937in" style:num-format="1" style:print-orientation="portrait" fo:margin-top="0.2957in" fo:margin-bottom="0.4311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323232"/>
      </style:page-layout-properties>
      <style:header-style>
        <style:header-footer-properties fo:min-height="0.5902in" fo:margin-left="0in" fo:margin-right="0in" fo:margin-bottom="0in" style:dynamic-spacing="true"/>
      </style:header-style>
      <style:footer-style/>
    </style:page-layout>
    <style:page-layout style:name="Mpm4">
      <style:page-layout-properties fo:page-width="8.2701in" fo:page-height="11.6902in" style:num-format="1" style:print-orientation="portrait" fo:margin-top="0.3in" fo:margin-bottom="0.4299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323232"/>
      </style:page-layout-properties>
      <style:header-style>
        <style:header-footer-properties fo:min-height="0.5902in" fo:margin-left="0in" fo:margin-right="0in" fo:margin-bottom="0in" fo:background-color="transparent" style:dynamic-spacing="true" draw:fill="none" draw:fill-color="#e20062"/>
      </style:header-style>
      <style:footer-style>
        <style:header-footer-properties fo:min-height="0.45in" fo:margin-left="0in" fo:margin-right="0in" fo:margin-top="0in" fo:background-color="transparent" style:dynamic-spacing="false" draw:fill="none" draw:fill-color="#e20062"/>
      </style:footer-style>
    </style:page-layout>
    <style:page-layout style:name="Mpm5">
      <style:page-layout-properties fo:page-width="11.6937in" fo:page-height="8.2689in" style:num-format="1" style:print-orientation="landscape" fo:margin-top="0.2957in" fo:margin-bottom="0.492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323232"/>
      </style:page-layout-properties>
      <style:header-style>
        <style:header-footer-properties fo:min-height="0.5902in" fo:margin-left="0in" fo:margin-right="0in" fo:margin-bottom="0in" style:dynamic-spacing="true"/>
      </style:header-style>
      <style:footer-style>
        <style:header-footer-properties fo:min-height="0.4402in" fo:margin-left="0in" fo:margin-right="0in" fo:margin-top="0in" fo:background-color="transparent" style:dynamic-spacing="true" draw:fill="none" draw:fill-color="#e20062"/>
      </style:footer-style>
    </style:page-layout>
    <style:page-layout style:name="Mpm6">
      <style:page-layout-properties fo:page-width="8.2689in" fo:page-height="11.6937in" style:num-format="1" style:print-orientation="portrait" fo:margin-top="0.2957in" fo:margin-bottom="0.492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323232"/>
      </style:page-layout-properties>
      <style:header-style>
        <style:header-footer-properties fo:min-height="0.5902in" fo:margin-left="0in" fo:margin-right="0in" fo:margin-bottom="0in" style:dynamic-spacing="true"/>
      </style:header-style>
      <style:footer-style>
        <style:header-footer-properties fo:min-height="0.45in" fo:margin-left="0in" fo:margin-right="0in" fo:margin-top="0in" fo:background-color="transparent" style:dynamic-spacing="true" draw:fill="none" draw:fill-color="#e20062"/>
      </style:footer-style>
    </style:page-layout>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MP0" style:page-layout-name="Mpm2">
      <style:header>
        <text:p text:style-name="MP1"><draw:frame draw:style-name="Mfr1" draw:name="Image6" text:anchor-type="paragraph" svg:x="0in" svg:y="0in" svg:width="2.2193in" svg:height="0.4665in" draw:z-index="38"><draw:image xlink:href="Pictures/10000000000001630000004CAA181FA20CA5C2AF.png" xlink:type="simple" xlink:show="embed" xlink:actuate="onLoad" loext:mime-type="image/png"/></draw:frame><text:span text:style-name="Police_20_par_20_défaut"><text:span text:style-name="MT1"><text:tab/> </text:span></text:span><text:span text:style-name="Police_20_par_20_défaut"><text:span text:style-name="MT1"><text:user-defined style:data-style-name="N0" text:name="Company">Recordins SAS</text:user-defined></text:span></text:span><text:span text:style-name="Police_20_par_20_défaut"><text:span text:style-name="MT1"><text:s text:c="19"/>www.</text:span></text:span><text:span text:style-name="Police_20_par_20_défaut"><text:span text:style-name="MT2">recordins</text:span></text:span><text:span text:style-name="Police_20_par_20_défaut"><text:span text:style-name="MT1">.com</text:span></text:span></text:p>
        <text:p text:style-name="MP2"><text:tab/><text:tab/><text:span text:style-name="MT3">30</text:span>, rue <text:span text:style-name="MT3">François Spoerry</text:span> <text:s text:c="3"/>+33 6 37 12 95 37</text:p>
        <text:p text:style-name="MP3"><draw:connector text:anchor-type="paragraph" draw:z-index="18" draw:name="Connecteur droit 170" draw:style-name="Mgr1" draw:text-style-name="MP4" draw:type="line" svg:x1="0in" svg:y1="0.2236in" svg:x2="6.3098in" svg:y2="0.2236in" svg:d="M0 568h16027" svg:viewBox="0 0 16028 2"><text:p/></draw:connector><text:span text:style-name="Police_20_par_20_défaut"><text:span text:style-name="MT1"><text:tab/><text:tab/>FR - 68</text:span></text:span><text:span text:style-name="Police_20_par_20_défaut"><text:span text:style-name="MT4">100</text:span></text:span><text:span text:style-name="Police_20_par_20_défaut"><text:span text:style-name="MT1"> </text:span></text:span><text:span text:style-name="Police_20_par_20_défaut"><text:span text:style-name="MT4">Mulhouse</text:span></text:span><text:span text:style-name="Police_20_par_20_défaut"><text:span text:style-name="MT1"> <text:s text:c="3"/></text:span></text:span><text:span text:style-name="Police_20_par_20_défaut"><text:span text:style-name="MT2">admin</text:span></text:span><text:span text:style-name="Police_20_par_20_défaut"><text:span text:style-name="MT1">@</text:span></text:span><text:span text:style-name="Police_20_par_20_défaut"><text:span text:style-name="MT2">recordins</text:span></text:span><text:span text:style-name="Police_20_par_20_défaut"><text:span text:style-name="MT1">.com</text:span></text:span></text:p>
      </style:header>
      <style:footer>
        <text:p text:style-name="MP5"><draw:connector text:anchor-type="paragraph" draw:z-index="1" draw:name="Connecteur droit 188" draw:style-name="Mgr2" draw:text-style-name="MP4" draw:type="line" svg:x1="0in" svg:y1="10.8098in" svg:x2="6.3098in" svg:y2="10.8098in" svg:d="M0 27457h16027" svg:viewBox="0 0 16028 2"><text:p/></draw:connector><text:span text:style-name="Pied_20_de_20_page_20_Car"><text:span text:style-name="MT5"><text:s/>Philippe Schweitzer</text:span></text:span><text:span text:style-name="_31__20_dbi_20_Footnote"><text:span text:style-name="MT6"> · </text:span></text:span><text:span text:style-name="Pied_20_de_20_page_20_Car"><text:span text:style-name="MT5"><text:title>CheetahWebserver Administration Guide</text:title></text:span></text:span><text:span text:style-name="_31__20_dbi_20_Footnote"><text:span text:style-name="MT6"><text:s/>· </text:span></text:span><text:span text:style-name="Pied_20_de_20_page_20_Car"><text:span text:style-name="MT5">Version </text:span></text:span><text:span text:style-name="Pied_20_de_20_page_20_Car"><text:span text:style-name="MT5"><text:user-defined style:data-style-name="N0" text:name="Version">1.2</text:user-defined></text:span></text:span><text:span text:style-name="Pied_20_de_20_page_20_Car"><text:span text:style-name="MT5"><text:s/></text:span></text:span><text:span text:style-name="Police_20_par_20_défaut"><text:span text:style-name="MT1"><text:tab/> </text:span></text:span><text:span text:style-name="Police_20_par_20_défaut"><text:span text:style-name="MT1"><text:user-defined style:data-style-name="N0" text:name="Company">Recordins SAS</text:user-defined></text:span></text:span><text:span text:style-name="_31__20_dbi_20_Footnote"><text:span text:style-name="MT6"><text:s/>· </text:span></text:span><text:span text:style-name="Pied_20_de_20_page_20_Car"><text:span text:style-name="MT5"><text:date style:data-style-name="N36" text:date-value="2020-04-30T15:41:43.439111192">30/04/2020</text:date></text:span></text:span><text:span text:style-name="_31__20_dbi_20_Footnote"><text:span text:style-name="MT6"><text:s/>· </text:span></text:span><text:span text:style-name="Pied_20_de_20_page_20_Car"><text:span text:style-name="MT5">Page : </text:span></text:span><text:span text:style-name="Pied_20_de_20_page_20_Car"><text:span text:style-name="MT5"><text:page-number style:num-format="1" text:select-page="current">3</text:page-number></text:span></text:span><text:span text:style-name="Pied_20_de_20_page_20_Car"><text:span text:style-name="MT5">/</text:span></text:span><text:span text:style-name="Pied_20_de_20_page_20_Car"><text:span text:style-name="MT5"><text:page-count>17</text:page-count></text:span></text:span></text:p>
        <text:p text:style-name="MP6"/>
      </style:footer>
    </style:master-page>
    <style:master-page style:name="MPF0" style:page-layout-name="Mpm3" style:next-style-name="MP0">
      <style:header>
        <text:p text:style-name="MP7"><draw:frame draw:style-name="Mfr1" draw:name="Image2" text:anchor-type="paragraph" svg:x="0in" svg:y="0in" svg:width="2.2193in" svg:height="0.4665in" draw:z-index="36"><draw:image xlink:href="Pictures/10000000000001630000004CAA181FA20CA5C2AF.png" xlink:type="simple" xlink:show="embed" xlink:actuate="onLoad" loext:mime-type="image/png"/></draw:frame><text:span text:style-name="Police_20_par_20_défaut"><text:span text:style-name="MT1"><text:tab/> </text:span></text:span><text:span text:style-name="Police_20_par_20_défaut"><text:span text:style-name="MT1"><text:user-defined style:data-style-name="N0" text:name="Company">Recordins SAS</text:user-defined></text:span></text:span><text:span text:style-name="Police_20_par_20_défaut"><text:span text:style-name="MT1"><text:s text:c="19"/>www.</text:span></text:span><text:span text:style-name="Police_20_par_20_défaut"><text:span text:style-name="MT2">recordins</text:span></text:span><text:span text:style-name="Police_20_par_20_défaut"><text:span text:style-name="MT1">.com</text:span></text:span></text:p>
        <text:p text:style-name="MP8"><text:tab/><text:tab/><text:span text:style-name="MT3">30</text:span>, rue <text:span text:style-name="MT3">François Spoerry</text:span> <text:s text:c="3"/>+33 6 37 12 95 37</text:p>
        <text:p text:style-name="MP8"><text:tab/><text:tab/>FR - 68<text:span text:style-name="MT3">100</text:span> <text:span text:style-name="MT3">Mulhouse</text:span> <text:s text:c="3"/><text:span text:style-name="MT7">admin</text:span>@<text:span text:style-name="MT7">recordins</text:span>.com</text:p>
      </style:header>
    </style:master-page>
    <style:master-page style:name="MP1" style:page-layout-name="Mpm4">
      <style:header>
        <text:p text:style-name="MP1"><draw:frame draw:style-name="Mfr1" draw:name="Image3" text:anchor-type="paragraph" svg:x="0in" svg:y="0in" svg:width="2.2193in" svg:height="0.4665in" draw:z-index="66"><draw:image xlink:href="Pictures/10000000000001630000004CAA181FA20CA5C2AF.png" xlink:type="simple" xlink:show="embed" xlink:actuate="onLoad" loext:mime-type="image/png"/></draw:frame><text:span text:style-name="Police_20_par_20_défaut"><text:span text:style-name="MT1"><text:tab/> </text:span></text:span><text:span text:style-name="Police_20_par_20_défaut"><text:span text:style-name="MT1"><text:user-defined style:data-style-name="N0" text:name="Company">Recordins SAS</text:user-defined></text:span></text:span><text:span text:style-name="Police_20_par_20_défaut"><text:span text:style-name="MT1"><text:s text:c="19"/>www.</text:span></text:span><text:span text:style-name="Police_20_par_20_défaut"><text:span text:style-name="MT2">recordins</text:span></text:span><text:span text:style-name="Police_20_par_20_défaut"><text:span text:style-name="MT1">.com</text:span></text:span></text:p>
        <text:p text:style-name="MP2"><text:tab/><text:tab/><text:span text:style-name="MT3">30</text:span>, rue <text:span text:style-name="MT3">François Spoerry</text:span> <text:s text:c="3"/>+33 6 37 12 95 37</text:p>
        <text:p text:style-name="MP3"><draw:connector text:anchor-type="paragraph" draw:z-index="32" draw:name="Connecteur droit 170" draw:style-name="Mgr1" draw:text-style-name="MP4" draw:type="line" svg:x1="0in" svg:y1="0.2236in" svg:x2="6.3098in" svg:y2="0.2236in" svg:d="M0 568h16027" svg:viewBox="0 0 16028 2"><text:p/></draw:connector><draw:connector text:anchor-type="paragraph" draw:z-index="52" draw:name="Connecteur droit 170" draw:style-name="Mgr1" draw:text-style-name="MP4" draw:type="line" svg:x1="0in" svg:y1="0.2236in" svg:x2="6.3098in" svg:y2="0.2236in" svg:d="M0 568h16027" svg:viewBox="0 0 16028 2"><text:p/></draw:connector><text:span text:style-name="Police_20_par_20_défaut"><text:span text:style-name="MT1"><text:tab/><text:tab/>FR - 68</text:span></text:span><text:span text:style-name="Police_20_par_20_défaut"><text:span text:style-name="MT4">100</text:span></text:span><text:span text:style-name="Police_20_par_20_défaut"><text:span text:style-name="MT1"> </text:span></text:span><text:span text:style-name="Police_20_par_20_défaut"><text:span text:style-name="MT4">Mulhouse</text:span></text:span><text:span text:style-name="Police_20_par_20_défaut"><text:span text:style-name="MT1"> <text:s text:c="3"/></text:span></text:span><text:span text:style-name="Police_20_par_20_défaut"><text:span text:style-name="MT2">admin</text:span></text:span><text:span text:style-name="Police_20_par_20_défaut"><text:span text:style-name="MT1">@</text:span></text:span><text:span text:style-name="Police_20_par_20_défaut"><text:span text:style-name="MT2">recordins</text:span></text:span><text:span text:style-name="Police_20_par_20_défaut"><text:span text:style-name="MT1">.com</text:span></text:span></text:p>
      </style:header>
      <style:footer>
        <text:p text:style-name="MP5"><text:span text:style-name="Pied_20_de_20_page_20_Car"><text:span text:style-name="MT5"/></text:span></text:p>
        <text:p text:style-name="MP9"><draw:connector text:anchor-type="paragraph" draw:z-index="16" draw:name="Connecteur droit 188" draw:style-name="Mgr2" draw:text-style-name="MP4" draw:type="line" svg:x1="0in" svg:y1="10.8106in" svg:x2="6.3098in" svg:y2="10.8106in" svg:d="M0 27458h16027" svg:viewBox="0 0 16028 2"><text:p/></draw:connector><text:span text:style-name="Pied_20_de_20_page_20_Car"><text:span text:style-name="MT5">Philippe Schweitzer</text:span></text:span><text:span text:style-name="_31__20_dbi_20_Footnote"><text:span text:style-name="MT6"> · </text:span></text:span><text:span text:style-name="Pied_20_de_20_page_20_Car"><text:span text:style-name="MT5"><text:title>CheetahWebserver Administration Guide</text:title></text:span></text:span><text:span text:style-name="_31__20_dbi_20_Footnote"><text:span text:style-name="MT6"><text:s/>· </text:span></text:span><text:span text:style-name="Pied_20_de_20_page_20_Car"><text:span text:style-name="MT5">Version </text:span></text:span><text:span text:style-name="Pied_20_de_20_page_20_Car"><text:span text:style-name="MT5"><text:user-defined style:data-style-name="N0" text:name="Version">1.2</text:user-defined></text:span></text:span><text:span text:style-name="Pied_20_de_20_page_20_Car"><text:span text:style-name="MT5"><text:s/></text:span></text:span><text:span text:style-name="Police_20_par_20_défaut"><text:span text:style-name="MT1"><text:tab/> </text:span></text:span><text:span text:style-name="Police_20_par_20_défaut"><text:span text:style-name="MT1"><text:user-defined style:data-style-name="N0" text:name="Company">Recordins SAS</text:user-defined></text:span></text:span><text:span text:style-name="_31__20_dbi_20_Footnote"><text:span text:style-name="MT6"><text:s/>· </text:span></text:span><text:span text:style-name="Pied_20_de_20_page_20_Car"><text:span text:style-name="MT5"><text:date style:data-style-name="N36" text:date-value="2020-04-30T15:41:43.443510434">30/04/2020</text:date></text:span></text:span><text:span text:style-name="_31__20_dbi_20_Footnote"><text:span text:style-name="MT6"><text:s/>· </text:span></text:span><text:span text:style-name="Pied_20_de_20_page_20_Car"><text:span text:style-name="MT5">Page : </text:span></text:span><text:span text:style-name="Pied_20_de_20_page_20_Car"><text:span text:style-name="MT5"><text:page-number style:num-format="1" text:select-page="current">17</text:page-number></text:span></text:span><text:span text:style-name="Pied_20_de_20_page_20_Car"><text:span text:style-name="MT5">/</text:span></text:span><text:span text:style-name="Pied_20_de_20_page_20_Car"><text:span text:style-name="MT5"><text:page-count>17</text:page-count></text:span></text:span></text:p>
        <text:p text:style-name="MP6"/>
      </style:footer>
    </style:master-page>
    <style:master-page style:name="MP2" style:page-layout-name="Mpm5">
      <style:header>
        <text:p text:style-name="MP10"><draw:frame draw:style-name="Mfr1" draw:name="Image4" text:anchor-type="paragraph" svg:x="0in" svg:y="0in" svg:width="2.2193in" svg:height="0.4665in" draw:z-index="0"><draw:image xlink:href="Pictures/10000000000001630000004CAA181FA20CA5C2AF.png" xlink:type="simple" xlink:show="embed" xlink:actuate="onLoad" loext:mime-type="image/png"/></draw:frame><text:span text:style-name="Police_20_par_20_défaut"><text:span text:style-name="MT1"><text:tab/><text:tab/><text:tab/><text:tab/></text:span></text:span><text:span text:style-name="Police_20_par_20_défaut"><text:span text:style-name="MT1"><text:user-defined style:data-style-name="N0" text:name="Company">Recordins SAS</text:user-defined></text:span></text:span><text:span text:style-name="Police_20_par_20_défaut"><text:span text:style-name="MT1"> <text:s text:c="15"/>www.</text:span></text:span><text:span text:style-name="Police_20_par_20_défaut"><text:span text:style-name="MT2">recordins</text:span></text:span><text:span text:style-name="Police_20_par_20_défaut"><text:span text:style-name="MT1">.com</text:span></text:span></text:p>
        <text:p text:style-name="MP11"><text:tab/><text:tab/><text:tab/><text:tab/>2, rue du moulin <text:s text:c="15"/>+33 6 37 12 95 37</text:p>
        <text:p text:style-name="MP12"><draw:connector text:anchor-type="paragraph" draw:z-index="33" draw:name="Connecteur droit 170" draw:style-name="Mgr1" draw:text-style-name="MP4" draw:type="line" svg:x1="0in" svg:y1="0.2201in" svg:x2="9.7in" svg:y2="0.2201in" svg:d="M0 559h24638" svg:viewBox="0 0 24640 2"><text:p/></draw:connector><text:span text:style-name="MT5"><text:tab/><text:tab/><text:tab/><text:tab/>FR - 68580 Bisel <text:s text:c="7"/></text:span><text:span text:style-name="MT8">admin</text:span><text:span text:style-name="MT5">@</text:span><text:span text:style-name="Police_20_par_20_défaut"><text:span text:style-name="MT8">recordins</text:span></text:span><text:span text:style-name="MT5">.com</text:span></text:p>
        <text:p text:style-name="En-tête"><text:span text:style-name="Police_20_par_20_défaut"><text:span text:style-name="MT1"><text:tab/></text:span></text:span></text:p>
      </style:header>
      <style:footer>
        <text:p text:style-name="Pied_20_de_20_page"><draw:connector text:anchor-type="paragraph" draw:z-index="2" draw:name="Connecteur droit 191" draw:style-name="Mgr3" draw:text-style-name="MP4" draw:type="line" svg:x1="1in" svg:y1="7.4701in" svg:x2="10.7in" svg:y2="7.4701in" svg:d="M2540 18974h24638" svg:viewBox="0 0 24640 2"><text:p/></draw:connector><text:span text:style-name="Police_20_par_20_défaut"><text:span text:style-name="MT5"/></text:span></text:p>
        <text:p text:style-name="MP13"><text:span text:style-name="Pied_20_de_20_page_20_Car"><text:span text:style-name="MT5">Philippe Schweitzer</text:span></text:span><text:span text:style-name="_31__20_dbi_20_Footnote"><text:span text:style-name="MT6"> · </text:span></text:span><text:span text:style-name="Pied_20_de_20_page_20_Car"><text:span text:style-name="MT5"><text:title>CheetahWebserver Administration Guide</text:title></text:span></text:span><text:span text:style-name="_31__20_dbi_20_Footnote"><text:span text:style-name="MT6"><text:s/>· </text:span></text:span><text:span text:style-name="Pied_20_de_20_page_20_Car"><text:span text:style-name="MT5">Version </text:span></text:span><text:span text:style-name="Pied_20_de_20_page_20_Car"><text:span text:style-name="MT5"><text:user-defined style:data-style-name="N0" text:name="Version">1.2</text:user-defined></text:span></text:span><text:span text:style-name="Pied_20_de_20_page_20_Car"><text:span text:style-name="MT5"><text:s/></text:span></text:span><text:span text:style-name="Police_20_par_20_défaut"><text:span text:style-name="MT5"><text:tab/> </text:span></text:span><text:span text:style-name="Police_20_par_20_défaut"><text:span text:style-name="MT5"><text:user-defined style:data-style-name="N0" text:name="Company">Recordins SAS</text:user-defined></text:span></text:span><text:span text:style-name="_31__20_dbi_20_Footnote"><text:span text:style-name="MT6"><text:s/>· </text:span></text:span><text:span text:style-name="Pied_20_de_20_page_20_Car"><text:span text:style-name="MT5"><text:date style:data-style-name="N30" text:date-value="2020-04-30T15:41:43.446238744">30/04/2020</text:date></text:span></text:span><text:span text:style-name="_31__20_dbi_20_Footnote"><text:span text:style-name="MT6"><text:s/>· </text:span></text:span><text:span text:style-name="Pied_20_de_20_page_20_Car"><text:span text:style-name="MT5">Page : </text:span></text:span><text:span text:style-name="Pied_20_de_20_page_20_Car"><text:span text:style-name="MT5"><text:page-number style:num-format="1" text:select-page="current">0</text:page-number></text:span></text:span><text:span text:style-name="Pied_20_de_20_page_20_Car"><text:span text:style-name="MT5">/</text:span></text:span><text:span text:style-name="Pied_20_de_20_page_20_Car"><text:span text:style-name="MT5"><text:page-count>17</text:page-count></text:span></text:span></text:p>
        <text:p text:style-name="MP6"/>
      </style:footer>
    </style:master-page>
    <style:master-page style:name="MP3" style:page-layout-name="Mpm6">
      <style:header>
        <text:p text:style-name="MP14"><draw:frame draw:style-name="Mfr1" draw:name="Image5" text:anchor-type="paragraph" svg:x="0in" svg:y="0in" svg:width="2.2193in" svg:height="0.4665in" draw:z-index="0"><draw:image xlink:href="Pictures/10000000000001630000004CAA181FA20CA5C2AF.png" xlink:type="simple" xlink:show="embed" xlink:actuate="onLoad" loext:mime-type="image/png"/></draw:frame><text:span text:style-name="Police_20_par_20_défaut"><text:span text:style-name="MT1"><text:tab/><text:tab/></text:span></text:span><text:span text:style-name="Police_20_par_20_défaut"><text:span text:style-name="MT1"><text:user-defined style:data-style-name="N0" text:name="Company">Recordins SAS</text:user-defined></text:span></text:span><text:span text:style-name="Police_20_par_20_défaut"><text:span text:style-name="MT1"> <text:s text:c="15"/>www.</text:span></text:span><text:span text:style-name="Police_20_par_20_défaut"><text:span text:style-name="MT2">recordins</text:span></text:span><text:span text:style-name="Police_20_par_20_défaut"><text:span text:style-name="MT1">.com</text:span></text:span></text:p>
        <text:p text:style-name="MP8"><text:tab/><text:tab/>2, rue du moulin <text:s text:c="15"/>+33 6 37 12 95 37</text:p>
        <text:p text:style-name="MP14"><draw:connector text:anchor-type="paragraph" draw:z-index="35" draw:name="Connecteur droit 170" draw:style-name="Mgr1" draw:text-style-name="MP4" draw:type="line" svg:x1="0in" svg:y1="0.2236in" svg:x2="6.3098in" svg:y2="0.2236in" svg:d="M0 568h16027" svg:viewBox="0 0 16028 2"><text:p/></draw:connector><text:span text:style-name="Police_20_par_20_défaut"><text:span text:style-name="MT1"><text:tab/><text:tab/>FR - 68580 Bisel <text:s text:c="7"/></text:span></text:span><text:span text:style-name="Police_20_par_20_défaut"><text:span text:style-name="MT2">admin</text:span></text:span><text:span text:style-name="Police_20_par_20_défaut"><text:span text:style-name="MT1">@</text:span></text:span><text:span text:style-name="Police_20_par_20_défaut"><text:span text:style-name="MT2">recordins</text:span></text:span><text:span text:style-name="Police_20_par_20_défaut"><text:span text:style-name="MT1">.com</text:span></text:span></text:p>
      </style:header>
      <style:footer>
        <text:p text:style-name="MP15"><draw:connector text:anchor-type="paragraph" draw:z-index="34" draw:name="Connecteur droit 188" draw:style-name="Mgr2" draw:text-style-name="MP4" draw:type="line" svg:x1="0in" svg:y1="10.9098in" svg:x2="6.3098in" svg:y2="10.9098in" svg:d="M0 27711h16027" svg:viewBox="0 0 16028 2"><text:p/></draw:connector><text:span text:style-name="Pied_20_de_20_page_20_Car"><text:span text:style-name="MT5"/></text:span></text:p>
        <text:p text:style-name="MP16"><text:span text:style-name="Pied_20_de_20_page_20_Car"><text:span text:style-name="MT5">Philippe Schweitzer</text:span></text:span><text:span text:style-name="_31__20_dbi_20_Footnote"><text:span text:style-name="MT6"> · </text:span></text:span><text:span text:style-name="Pied_20_de_20_page_20_Car"><text:span text:style-name="MT5"><text:title>CheetahWebserver Administration Guide</text:title></text:span></text:span><text:span text:style-name="_31__20_dbi_20_Footnote"><text:span text:style-name="MT6"><text:s/>· </text:span></text:span><text:span text:style-name="Pied_20_de_20_page_20_Car"><text:span text:style-name="MT5">Version </text:span></text:span><text:span text:style-name="Pied_20_de_20_page_20_Car"><text:span text:style-name="MT5"><text:user-defined style:data-style-name="N0" text:name="Version">1.2</text:user-defined></text:span></text:span><text:span text:style-name="Pied_20_de_20_page_20_Car"><text:span text:style-name="MT5"><text:s/></text:span></text:span><text:span text:style-name="Police_20_par_20_défaut"><text:span text:style-name="MT5"><text:tab/> </text:span></text:span><text:span text:style-name="Police_20_par_20_défaut"><text:span text:style-name="MT5"><text:user-defined style:data-style-name="N0" text:name="Company">Recordins SAS</text:user-defined></text:span></text:span><text:span text:style-name="_31__20_dbi_20_Footnote"><text:span text:style-name="MT6"><text:s/>· </text:span></text:span><text:span text:style-name="Pied_20_de_20_page_20_Car"><text:span text:style-name="MT5"><text:date style:data-style-name="N30" text:date-value="2020-04-30T15:41:43.449859726">30/04/2020</text:date></text:span></text:span><text:span text:style-name="_31__20_dbi_20_Footnote"><text:span text:style-name="MT6"><text:s/>· </text:span></text:span><text:span text:style-name="Pied_20_de_20_page_20_Car"><text:span text:style-name="MT5">Page : </text:span></text:span><text:span text:style-name="Pied_20_de_20_page_20_Car"><text:span text:style-name="MT5"><text:page-number style:num-format="1" text:select-page="current">0</text:page-number></text:span></text:span><text:span text:style-name="Pied_20_de_20_page_20_Car"><text:span text:style-name="MT5">/</text:span></text:span><text:span text:style-name="Pied_20_de_20_page_20_Car"><text:span text:style-name="MT5"><text:page-count>17</text:page-count></text:span></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3.2$Linux_X86_64 LibreOffice_project/30$Build-2</meta:generator>
    <dc:title>CheetahWebserver Administration Guide</dc:title>
    <dc:description>[Subtitle of the document]</dc:description>
    <dc:subject>CheetahWebserver administration guide</dc:subject>
    <meta:creation-date>2019-03-09T13:24:37.184068146</meta:creation-date>
    <meta:editing-cycles>118</meta:editing-cycles>
    <meta:editing-duration>P1DT1H29M53S</meta:editing-duration>
    <dc:date>2020-04-30T15:41:43.372615120</dc:date>
    <meta:document-statistic meta:table-count="2" meta:image-count="5" meta:object-count="0" meta:page-count="17" meta:paragraph-count="275" meta:word-count="2908" meta:character-count="20620" meta:non-whitespace-character-count="17744"/>
    <meta:user-defined meta:name="Company">Recordins SAS</meta:user-defined>
    <meta:user-defined meta:name="Version">1.2</meta:user-defined>
    <meta:user-defined meta:name="_TemplateID">TC038436609991</meta:user-defined>
  </office:meta>
</office:document-meta>
</file>